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a1083" officeooo:paragraph-rsid="004731cd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a1083" officeooo:paragraph-rsid="004d2d1c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7bcda" officeooo:paragraph-rsid="004731cd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7bcda" officeooo:paragraph-rsid="00554ea8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cc3f2" officeooo:paragraph-rsid="004731cd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cc3f2" officeooo:paragraph-rsid="004d2d1c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f02b" officeooo:paragraph-rsid="004731cd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e30e8" officeooo:paragraph-rsid="004731cd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0e30e8" officeooo:paragraph-rsid="005ae8ba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106d2b" officeooo:paragraph-rsid="004d2d1c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13259c" officeooo:paragraph-rsid="004731cd" style:font-name-asian="바탕" style:font-size-asian="12pt" style:font-size-complex="12pt"/>
    </style:style>
    <style:style style:name="P12" style:family="paragraph" style:parent-style-name="Standard">
      <style:text-properties style:font-name="바탕" fo:font-size="12pt" officeooo:rsid="0013259c" officeooo:paragraph-rsid="004d2d1c" style:font-name-asian="바탕" style:font-size-asian="12pt" style:font-size-complex="12pt"/>
    </style:style>
    <style:style style:name="P13" style:family="paragraph" style:parent-style-name="Standard">
      <style:text-properties style:font-name="바탕" fo:font-size="12pt" officeooo:rsid="0010c1a6" officeooo:paragraph-rsid="004731cd" style:font-name-asian="바탕" style:font-size-asian="12pt" style:font-size-complex="12pt"/>
    </style:style>
    <style:style style:name="P14" style:family="paragraph" style:parent-style-name="Standard">
      <style:text-properties style:font-name="바탕" fo:font-size="12pt" officeooo:rsid="0028b2a3" officeooo:paragraph-rsid="004731cd" style:font-name-asian="바탕" style:font-size-asian="12pt" style:font-size-complex="12pt"/>
    </style:style>
    <style:style style:name="P15" style:family="paragraph" style:parent-style-name="Standard">
      <style:text-properties style:font-name="바탕" fo:font-size="12pt" officeooo:rsid="002a0009" officeooo:paragraph-rsid="004731cd" style:font-name-asian="바탕" style:font-size-asian="12pt" style:font-size-complex="12pt"/>
    </style:style>
    <style:style style:name="P16" style:family="paragraph" style:parent-style-name="Standard">
      <style:text-properties style:font-name="바탕" fo:font-size="12pt" officeooo:rsid="002a0009" officeooo:paragraph-rsid="004d2d1c" style:font-name-asian="바탕" style:font-size-asian="12pt" style:font-size-complex="12pt"/>
    </style:style>
    <style:style style:name="P17" style:family="paragraph" style:parent-style-name="Standard">
      <style:text-properties style:font-name="바탕" fo:font-size="12pt" officeooo:rsid="002a9ec4" officeooo:paragraph-rsid="004d2d1c" style:font-name-asian="바탕" style:font-size-asian="12pt" style:font-size-complex="12pt"/>
    </style:style>
    <style:style style:name="P18" style:family="paragraph" style:parent-style-name="Standard">
      <style:text-properties style:font-name="바탕" fo:font-size="12pt" officeooo:rsid="00175f48" officeooo:paragraph-rsid="004d2d1c" style:font-name-asian="바탕" style:font-size-asian="12pt" style:font-size-complex="12pt"/>
    </style:style>
    <style:style style:name="P19" style:family="paragraph" style:parent-style-name="Standard">
      <style:text-properties style:font-name="바탕" fo:font-size="12pt" officeooo:rsid="0017fc61" officeooo:paragraph-rsid="004d2d1c" style:font-name-asian="바탕" style:font-size-asian="12pt" style:font-size-complex="12pt"/>
    </style:style>
    <style:style style:name="P20" style:family="paragraph" style:parent-style-name="Standard">
      <style:text-properties style:font-name="바탕" fo:font-size="12pt" officeooo:rsid="00262f18" officeooo:paragraph-rsid="004d2d1c" style:font-name-asian="바탕" style:font-size-asian="12pt" style:font-size-complex="12pt"/>
    </style:style>
    <style:style style:name="P21" style:family="paragraph" style:parent-style-name="Standard">
      <style:text-properties style:font-name="바탕" fo:font-size="12pt" officeooo:rsid="00197de9" officeooo:paragraph-rsid="004d2d1c" style:font-name-asian="바탕" style:font-size-asian="12pt" style:font-size-complex="12pt"/>
    </style:style>
    <style:style style:name="P22" style:family="paragraph" style:parent-style-name="Standard">
      <style:text-properties style:font-name="바탕" fo:font-size="12pt" officeooo:rsid="001ac8e6" officeooo:paragraph-rsid="004d2d1c" style:font-name-asian="바탕" style:font-size-asian="12pt" style:font-size-complex="12pt"/>
    </style:style>
    <style:style style:name="P23" style:family="paragraph" style:parent-style-name="Standard">
      <style:text-properties style:font-name="바탕" fo:font-size="12pt" officeooo:rsid="001dabdc" officeooo:paragraph-rsid="004d2d1c" style:font-name-asian="바탕" style:font-size-asian="12pt" style:font-size-complex="12pt"/>
    </style:style>
    <style:style style:name="P24" style:family="paragraph" style:parent-style-name="Standard">
      <style:text-properties style:font-name="바탕" fo:font-size="12pt" officeooo:rsid="001f8c8d" officeooo:paragraph-rsid="004d2d1c" style:font-name-asian="바탕" style:font-size-asian="12pt" style:font-size-complex="12pt"/>
    </style:style>
    <style:style style:name="P25" style:family="paragraph" style:parent-style-name="Standard">
      <style:text-properties style:font-name="바탕" fo:font-size="12pt" officeooo:rsid="002884e8" officeooo:paragraph-rsid="004d2d1c" style:font-name-asian="바탕" style:font-size-asian="12pt" style:font-size-complex="12pt"/>
    </style:style>
    <style:style style:name="P26" style:family="paragraph" style:parent-style-name="Standard">
      <style:text-properties style:font-name="바탕" fo:font-size="12pt" officeooo:rsid="002bff02" officeooo:paragraph-rsid="004d2d1c" style:font-name-asian="바탕" style:font-size-asian="12pt" style:font-size-complex="12pt"/>
    </style:style>
    <style:style style:name="P27" style:family="paragraph" style:parent-style-name="Standard">
      <style:text-properties style:font-name="바탕" fo:font-size="12pt" officeooo:rsid="002020ad" officeooo:paragraph-rsid="004d2d1c" style:font-name-asian="바탕" style:font-size-asian="12pt" style:font-size-complex="12pt"/>
    </style:style>
    <style:style style:name="P28" style:family="paragraph" style:parent-style-name="Standard">
      <style:text-properties style:font-name="바탕" fo:font-size="12pt" officeooo:rsid="002294ae" officeooo:paragraph-rsid="004d2d1c" style:font-name-asian="바탕" style:font-size-asian="12pt" style:font-size-complex="12pt"/>
    </style:style>
    <style:style style:name="P29" style:family="paragraph" style:parent-style-name="Standard">
      <style:text-properties style:font-name="바탕" fo:font-size="12pt" officeooo:rsid="0025949e" officeooo:paragraph-rsid="004d2d1c" style:font-name-asian="바탕" style:font-size-asian="12pt" style:font-size-complex="12pt"/>
    </style:style>
    <style:style style:name="P30" style:family="paragraph" style:parent-style-name="Standard">
      <style:text-properties style:font-name="바탕" fo:font-size="12pt" officeooo:rsid="0025e3bf" officeooo:paragraph-rsid="004d2d1c" style:font-name-asian="바탕" style:font-size-asian="12pt" style:font-size-complex="12pt"/>
    </style:style>
    <style:style style:name="P31" style:family="paragraph" style:parent-style-name="Standard">
      <style:text-properties style:font-name="바탕" fo:font-size="12pt" officeooo:rsid="00260772" officeooo:paragraph-rsid="004d2d1c" style:font-name-asian="바탕" style:font-size-asian="12pt" style:font-size-complex="12pt"/>
    </style:style>
    <style:style style:name="P32" style:family="paragraph" style:parent-style-name="Standard">
      <style:text-properties style:font-name="바탕" fo:font-size="12pt" officeooo:rsid="004f0b21" officeooo:paragraph-rsid="004f0b21" style:font-name-asian="바탕" style:font-size-asian="12pt" style:font-size-complex="12pt"/>
    </style:style>
    <style:style style:name="P33" style:family="paragraph" style:parent-style-name="Standard">
      <style:text-properties style:font-name="바탕" fo:font-size="12pt" officeooo:rsid="005342ff" officeooo:paragraph-rsid="005414f9" style:font-name-asian="바탕" style:font-size-asian="12pt" style:font-size-complex="12pt"/>
    </style:style>
    <style:style style:name="P34" style:family="paragraph" style:parent-style-name="Standard">
      <style:text-properties style:font-name="바탕" fo:font-size="12pt" officeooo:rsid="005c46af" officeooo:paragraph-rsid="005c46af" style:font-name-asian="바탕" style:font-size-asian="12pt" style:font-size-complex="12pt"/>
    </style:style>
    <style:style style:name="P35" style:family="paragraph" style:parent-style-name="Standard">
      <style:text-properties style:font-name="바탕" fo:font-size="12pt" officeooo:rsid="0060c5fe" officeooo:paragraph-rsid="0060c5fe" style:font-name-asian="바탕" style:font-size-asian="12pt" style:font-size-complex="12pt"/>
    </style:style>
    <style:style style:name="P36" style:family="paragraph" style:parent-style-name="Standard">
      <style:text-properties style:font-name="바탕" fo:font-size="12pt" officeooo:rsid="000694ee" officeooo:paragraph-rsid="0043f059" style:font-name-asian="바탕" style:font-size-asian="12pt" style:font-size-complex="12pt"/>
    </style:style>
    <style:style style:name="P37" style:family="paragraph" style:parent-style-name="Standard">
      <style:text-properties style:font-name="바탕" fo:font-size="12pt" officeooo:rsid="000694ee" officeooo:paragraph-rsid="0042f399" style:font-name-asian="바탕" style:font-size-asian="12pt" style:font-size-complex="12pt"/>
    </style:style>
    <style:style style:name="P38" style:family="paragraph" style:parent-style-name="Standard">
      <style:text-properties style:font-name="바탕" fo:font-size="12pt" officeooo:rsid="000a1083" officeooo:paragraph-rsid="0043f059" style:font-name-asian="바탕" style:font-size-asian="12pt" style:font-size-complex="12pt"/>
    </style:style>
    <style:style style:name="P39" style:family="paragraph" style:parent-style-name="Standard">
      <style:text-properties style:font-name="바탕" fo:font-size="12pt" officeooo:rsid="0007bcda" officeooo:paragraph-rsid="0043f059" style:font-name-asian="바탕" style:font-size-asian="12pt" style:font-size-complex="12pt"/>
    </style:style>
    <style:style style:name="P40" style:family="paragraph" style:parent-style-name="Standard">
      <style:text-properties style:font-name="바탕" fo:font-size="12pt" officeooo:rsid="000840a1" officeooo:paragraph-rsid="0043f059" style:font-name-asian="바탕" style:font-size-asian="12pt" style:font-size-complex="12pt"/>
    </style:style>
    <style:style style:name="P41" style:family="paragraph" style:parent-style-name="Standard">
      <style:text-properties style:font-name="바탕" fo:font-size="12pt" officeooo:rsid="000cc3f2" officeooo:paragraph-rsid="0043f059" style:font-name-asian="바탕" style:font-size-asian="12pt" style:font-size-complex="12pt"/>
    </style:style>
    <style:style style:name="P42" style:family="paragraph" style:parent-style-name="Standard">
      <style:text-properties style:font-name="바탕" fo:font-size="12pt" officeooo:rsid="000cf02b" officeooo:paragraph-rsid="0043f059" style:font-name-asian="바탕" style:font-size-asian="12pt" style:font-size-complex="12pt"/>
    </style:style>
    <style:style style:name="P43" style:family="paragraph" style:parent-style-name="Standard">
      <style:text-properties style:font-name="바탕" fo:font-size="12pt" officeooo:rsid="000e30e8" officeooo:paragraph-rsid="0043f059" style:font-name-asian="바탕" style:font-size-asian="12pt" style:font-size-complex="12pt"/>
    </style:style>
    <style:style style:name="P44" style:family="paragraph" style:parent-style-name="Standard">
      <style:text-properties style:font-name="바탕" fo:font-size="12pt" officeooo:rsid="00106d2b" officeooo:paragraph-rsid="0043f059" style:font-name-asian="바탕" style:font-size-asian="12pt" style:font-size-complex="12pt"/>
    </style:style>
    <style:style style:name="P45" style:family="paragraph" style:parent-style-name="Standard">
      <style:text-properties style:font-name="바탕" fo:font-size="12pt" officeooo:rsid="00156c4f" officeooo:paragraph-rsid="0043f059" style:font-name-asian="바탕" style:font-size-asian="12pt" style:font-size-complex="12pt"/>
    </style:style>
    <style:style style:name="P46" style:family="paragraph" style:parent-style-name="Standard">
      <style:text-properties style:font-name="바탕" fo:font-size="12pt" officeooo:rsid="00037f4b" officeooo:paragraph-rsid="00037f4b" style:font-name-asian="바탕" style:font-size-asian="12pt" style:font-size-complex="12pt"/>
    </style:style>
    <style:style style:name="P47" style:family="paragraph" style:parent-style-name="Standard">
      <style:text-properties style:font-name="바탕" fo:font-size="12pt" officeooo:rsid="00043ccf" officeooo:paragraph-rsid="00043ccf" style:font-name-asian="바탕" style:font-size-asian="12pt" style:font-size-complex="12pt"/>
    </style:style>
    <style:style style:name="P48" style:family="paragraph" style:parent-style-name="Standard">
      <style:text-properties style:font-name="바탕" fo:font-size="12pt" officeooo:rsid="000652d2" officeooo:paragraph-rsid="000652d2" style:font-name-asian="바탕" style:font-size-asian="12pt" style:font-size-complex="12pt"/>
    </style:style>
    <style:style style:name="P49" style:family="paragraph" style:parent-style-name="Standard">
      <style:text-properties style:font-name="바탕" fo:font-size="12pt" officeooo:rsid="000652d2" officeooo:paragraph-rsid="0009e992" style:font-name-asian="바탕" style:font-size-asian="12pt" style:font-size-complex="12pt"/>
    </style:style>
    <style:style style:name="P50" style:family="paragraph" style:parent-style-name="Standard">
      <style:text-properties style:font-name="바탕" fo:font-size="12pt" officeooo:rsid="000487ef" officeooo:paragraph-rsid="000487ef" style:font-name-asian="바탕" style:font-size-asian="12pt" style:font-size-complex="12pt"/>
    </style:style>
    <style:style style:name="P51" style:family="paragraph" style:parent-style-name="Standard">
      <style:text-properties style:font-name="바탕" fo:font-size="12pt" officeooo:rsid="00066c57" officeooo:paragraph-rsid="00066c57" style:font-name-asian="바탕" style:font-size-asian="12pt" style:font-size-complex="12pt"/>
    </style:style>
    <style:style style:name="P52" style:family="paragraph" style:parent-style-name="Standard">
      <style:text-properties style:font-name="바탕" fo:font-size="12pt" officeooo:rsid="00072655" officeooo:paragraph-rsid="00072655" style:font-name-asian="바탕" style:font-size-asian="12pt" style:font-size-complex="12pt"/>
    </style:style>
    <style:style style:name="P53" style:family="paragraph" style:parent-style-name="Standard">
      <style:text-properties style:font-name="바탕" fo:font-size="12pt" officeooo:paragraph-rsid="000d1472" style:font-name-asian="바탕" style:font-size-asian="12pt" style:font-size-complex="12pt"/>
    </style:style>
    <style:style style:name="P54" style:family="paragraph" style:parent-style-name="Standard">
      <style:text-properties style:font-name="바탕" fo:font-size="12pt" officeooo:paragraph-rsid="000e69aa" style:font-name-asian="바탕" style:font-size-asian="12pt" style:font-size-complex="12pt"/>
    </style:style>
    <style:style style:name="P55" style:family="paragraph" style:parent-style-name="Standard">
      <style:text-properties style:font-name="바탕" fo:font-size="12pt" officeooo:rsid="00127ce1" officeooo:paragraph-rsid="00127ce1" style:font-name-asian="바탕" style:font-size-asian="12pt" style:font-size-complex="12pt"/>
    </style:style>
    <style:style style:name="P56" style:family="paragraph" style:parent-style-name="Standard">
      <style:text-properties style:font-name="바탕" fo:font-size="12pt" officeooo:rsid="000febf3" officeooo:paragraph-rsid="001459c0" style:font-name-asian="바탕" style:font-size-asian="12pt" style:font-size-complex="12pt"/>
    </style:style>
    <style:style style:name="P57" style:family="paragraph" style:parent-style-name="Standard">
      <style:text-properties style:font-name="바탕" fo:font-size="12pt" officeooo:rsid="000febf3" officeooo:paragraph-rsid="000febf3" style:font-name-asian="바탕" style:font-size-asian="12pt" style:font-size-complex="12pt"/>
    </style:style>
    <style:style style:name="P58" style:family="paragraph" style:parent-style-name="Standard">
      <style:text-properties style:font-name="바탕" fo:font-size="12pt" officeooo:rsid="000febf3" officeooo:paragraph-rsid="00117517" style:font-name-asian="바탕" style:font-size-asian="12pt" style:font-size-complex="12pt"/>
    </style:style>
    <style:style style:name="P59" style:family="paragraph" style:parent-style-name="Standard">
      <style:text-properties style:font-name="바탕" fo:font-size="12pt" officeooo:rsid="00117517" officeooo:paragraph-rsid="00117517" style:font-name-asian="바탕" style:font-size-asian="12pt" style:font-size-complex="12pt"/>
    </style:style>
    <style:style style:name="P60" style:family="paragraph" style:parent-style-name="Standard">
      <style:text-properties style:font-name="바탕" fo:font-size="12pt" officeooo:rsid="0015447a" officeooo:paragraph-rsid="0015447a" style:font-name-asian="바탕" style:font-size-asian="12pt" style:font-size-complex="12pt"/>
    </style:style>
    <style:style style:name="P61" style:family="paragraph" style:parent-style-name="Standard">
      <style:text-properties style:font-name="바탕" fo:font-size="12pt" officeooo:rsid="0016db80" officeooo:paragraph-rsid="0016db80" style:font-name-asian="바탕" style:font-size-asian="12pt" style:font-size-complex="12pt"/>
    </style:style>
    <style:style style:name="P62" style:family="paragraph" style:parent-style-name="Standard">
      <style:text-properties style:font-name="바탕" fo:font-size="12pt" officeooo:rsid="00187be4" officeooo:paragraph-rsid="00187be4" style:font-name-asian="바탕" style:font-size-asian="12pt" style:font-size-complex="12pt"/>
    </style:style>
    <style:style style:name="P63" style:family="paragraph" style:parent-style-name="Standard">
      <style:text-properties style:font-name="바탕" fo:font-size="12pt" officeooo:rsid="0019615c" officeooo:paragraph-rsid="0019615c" style:font-name-asian="바탕" style:font-size-asian="12pt" style:font-size-complex="12pt"/>
    </style:style>
    <style:style style:name="P64" style:family="paragraph" style:parent-style-name="Standard">
      <style:text-properties style:font-name="바탕" fo:font-size="12pt" officeooo:rsid="0019ce87" officeooo:paragraph-rsid="001c7567" style:font-name-asian="바탕" style:font-size-asian="12pt" style:font-size-complex="12pt"/>
    </style:style>
    <style:style style:name="P65" style:family="paragraph" style:parent-style-name="Standard">
      <style:text-properties style:font-name="바탕" fo:font-size="12pt" officeooo:rsid="0019ce87" officeooo:paragraph-rsid="001d6bb3" style:font-name-asian="바탕" style:font-size-asian="12pt" style:font-size-complex="12pt"/>
    </style:style>
    <style:style style:name="P66" style:family="paragraph" style:parent-style-name="Standard">
      <style:text-properties style:font-name="바탕" fo:font-size="12pt" officeooo:rsid="001f1d07" officeooo:paragraph-rsid="001f1d07" style:font-name-asian="바탕" style:font-size-asian="12pt" style:font-size-complex="12pt"/>
    </style:style>
    <style:style style:name="P67" style:family="paragraph" style:parent-style-name="Standard">
      <style:text-properties style:font-name="바탕" fo:font-size="12pt" officeooo:paragraph-rsid="001c7567" style:font-name-asian="바탕" style:font-size-asian="12pt" style:font-size-complex="12pt"/>
    </style:style>
    <style:style style:name="P68" style:family="paragraph" style:parent-style-name="Standard">
      <style:text-properties style:font-name="바탕" fo:font-size="12pt" officeooo:paragraph-rsid="0022e59b" style:font-name-asian="바탕" style:font-size-asian="12pt" style:font-size-complex="12pt"/>
    </style:style>
    <style:style style:name="P69" style:family="paragraph" style:parent-style-name="Standard">
      <style:text-properties style:font-name="바탕" fo:font-size="12pt" officeooo:rsid="00236cdf" officeooo:paragraph-rsid="00236cdf" style:font-name-asian="바탕" style:font-size-asian="12pt" style:font-size-complex="12pt"/>
    </style:style>
    <style:style style:name="P70" style:family="paragraph" style:parent-style-name="Standard">
      <style:text-properties style:font-name="바탕" fo:font-size="12pt" officeooo:rsid="00256bf3" officeooo:paragraph-rsid="00256bf3" style:font-name-asian="바탕" style:font-size-asian="12pt" style:font-size-complex="12pt"/>
    </style:style>
    <style:style style:name="P71" style:family="paragraph" style:parent-style-name="Standard">
      <style:text-properties style:font-name="바탕" fo:font-size="12pt" officeooo:rsid="00256bf3" officeooo:paragraph-rsid="0027b7db" style:font-name-asian="바탕" style:font-size-asian="12pt" style:font-size-complex="12pt"/>
    </style:style>
    <style:style style:name="P72" style:family="paragraph" style:parent-style-name="Standard">
      <style:text-properties style:font-name="바탕" fo:font-size="12pt" officeooo:rsid="00256bf3" officeooo:paragraph-rsid="00319bcc" style:font-name-asian="바탕" style:font-size-asian="12pt" style:font-size-complex="12pt"/>
    </style:style>
    <style:style style:name="P73" style:family="paragraph" style:parent-style-name="Standard">
      <style:text-properties style:font-name="바탕" fo:font-size="12pt" officeooo:rsid="00256bf3" officeooo:paragraph-rsid="00326306" style:font-name-asian="바탕" style:font-size-asian="12pt" style:font-size-complex="12pt"/>
    </style:style>
    <style:style style:name="P74" style:family="paragraph" style:parent-style-name="Standard">
      <style:text-properties style:font-name="바탕" fo:font-size="12pt" officeooo:rsid="0033b4e4" officeooo:paragraph-rsid="0033b4e4" style:font-name-asian="바탕" style:font-size-asian="12pt" style:font-size-complex="12pt"/>
    </style:style>
    <style:style style:name="P75" style:family="paragraph" style:parent-style-name="Standard">
      <style:text-properties style:font-name="바탕" fo:font-size="12pt" officeooo:rsid="0039e9f7" officeooo:paragraph-rsid="0039e9f7" style:font-name-asian="바탕" style:font-size-asian="12pt" style:font-size-complex="12pt"/>
    </style:style>
    <style:style style:name="P76" style:family="paragraph" style:parent-style-name="Standard">
      <style:text-properties style:font-name="바탕" fo:font-size="12pt" officeooo:rsid="003ce47e" officeooo:paragraph-rsid="003ce47e" style:font-name-asian="바탕" style:font-size-asian="12pt" style:font-size-complex="12pt"/>
    </style:style>
    <style:style style:name="P77" style:family="paragraph" style:parent-style-name="Standard">
      <style:text-properties style:font-name="바탕" fo:font-size="12pt" officeooo:rsid="003e8dd3" officeooo:paragraph-rsid="003e8dd3" style:font-name-asian="바탕" style:font-size-asian="12pt" style:font-size-complex="12pt"/>
    </style:style>
    <style:style style:name="P78" style:family="paragraph" style:parent-style-name="Standard">
      <style:text-properties style:font-name="바탕" fo:font-size="12pt" officeooo:rsid="0040e317" officeooo:paragraph-rsid="0040e317" style:font-name-asian="바탕" style:font-size-asian="12pt" style:font-size-complex="12pt"/>
    </style:style>
    <style:style style:name="P79" style:family="paragraph" style:parent-style-name="Standard">
      <style:text-properties style:font-name="바탕" fo:font-size="12pt" officeooo:rsid="0040e317" officeooo:paragraph-rsid="0042f399" style:font-name-asian="바탕" style:font-size-asian="12pt" style:font-size-complex="12pt"/>
    </style:style>
    <style:style style:name="P80" style:family="paragraph" style:parent-style-name="Standard">
      <style:text-properties style:font-name="바탕" fo:font-size="12pt" officeooo:rsid="0049e1f6" officeooo:paragraph-rsid="0049e1f6" style:font-name-asian="바탕" style:font-size-asian="12pt" style:font-size-complex="12pt"/>
    </style:style>
    <style:style style:name="P81" style:family="paragraph" style:parent-style-name="Standard">
      <style:text-properties style:font-name="바탕" fo:font-size="12pt" officeooo:rsid="004ad0a8" officeooo:paragraph-rsid="004ad0a8" style:font-name-asian="바탕" style:font-size-asian="12pt" style:font-size-complex="12pt"/>
    </style:style>
    <style:style style:name="P82" style:family="paragraph" style:parent-style-name="Standard">
      <style:text-properties style:font-name="바탕" fo:font-size="12pt" officeooo:rsid="0058a528" officeooo:paragraph-rsid="0058a528" style:font-name-asian="바탕" style:font-size-asian="12pt" style:font-size-complex="12pt"/>
    </style:style>
    <style:style style:name="P83" style:family="paragraph" style:parent-style-name="Standard">
      <style:text-properties style:font-name="바탕" fo:font-size="12pt" officeooo:rsid="0059ea32" officeooo:paragraph-rsid="0059ea32" style:font-name-asian="바탕" style:font-size-asian="12pt" style:font-size-complex="12pt"/>
    </style:style>
    <style:style style:name="P84" style:family="paragraph" style:parent-style-name="Standard">
      <style:text-properties style:font-name="바탕" fo:font-size="12pt" officeooo:rsid="005a7a13" officeooo:paragraph-rsid="005a7a13" style:font-name-asian="바탕" style:font-size-asian="12pt" style:font-size-complex="12pt"/>
    </style:style>
    <style:style style:name="P85" style:family="paragraph" style:parent-style-name="Standard">
      <style:text-properties style:font-name="바탕" fo:font-size="12pt" officeooo:rsid="005ae8ba" officeooo:paragraph-rsid="005ae8ba" style:font-name-asian="바탕" style:font-size-asian="12pt" style:font-size-complex="12pt"/>
    </style:style>
    <style:style style:name="P86" style:family="paragraph" style:parent-style-name="Standard">
      <style:text-properties style:font-name="바탕" fo:font-size="12pt" fo:font-weight="normal" officeooo:rsid="00072655" officeooo:paragraph-rsid="00072655" style:font-name-asian="바탕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바탕" fo:font-size="12pt" fo:font-weight="normal" officeooo:rsid="00072655" officeooo:paragraph-rsid="00083661" style:font-name-asian="바탕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바탕" fo:font-size="12pt" fo:font-weight="normal" officeooo:rsid="000c73be" officeooo:paragraph-rsid="000c73be" style:font-name-asian="바탕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바탕" fo:font-size="12pt" fo:font-weight="normal" officeooo:rsid="000c73be" officeooo:paragraph-rsid="000d1472" style:font-name-asian="바탕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바탕" fo:font-size="12pt" fo:font-weight="normal" officeooo:rsid="000e69aa" officeooo:paragraph-rsid="000e69aa" style:font-name-asian="바탕" style:font-size-asian="12pt" style:font-weight-asian="normal" style:font-size-complex="12pt" style:font-weight-complex="normal"/>
    </style:style>
    <style:style style:name="P91" style:family="paragraph" style:parent-style-name="Standard">
      <style:text-properties officeooo:rsid="000e30e8" officeooo:paragraph-rsid="004731cd"/>
    </style:style>
    <style:style style:name="P92" style:family="paragraph" style:parent-style-name="Standard">
      <style:text-properties officeooo:rsid="000cc3f2" officeooo:paragraph-rsid="004d2d1c"/>
    </style:style>
    <style:style style:name="P93" style:family="paragraph" style:parent-style-name="Standard">
      <style:text-properties officeooo:rsid="000cf02b" officeooo:paragraph-rsid="004d2d1c"/>
    </style:style>
    <style:style style:name="P94" style:family="paragraph" style:parent-style-name="Standard">
      <style:text-properties officeooo:paragraph-rsid="004d2d1c"/>
    </style:style>
    <style:style style:name="P95" style:family="paragraph" style:parent-style-name="Standard">
      <style:text-properties officeooo:paragraph-rsid="004731cd"/>
    </style:style>
    <style:style style:name="P96" style:family="paragraph" style:parent-style-name="Standard">
      <style:text-properties officeooo:paragraph-rsid="005520ea"/>
    </style:style>
    <style:style style:name="T1" style:family="text">
      <style:text-properties officeooo:rsid="000487ef"/>
    </style:style>
    <style:style style:name="T2" style:family="text">
      <style:text-properties officeooo:rsid="00066c5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73be" style:font-weight-asian="normal" style:font-weight-complex="normal"/>
    </style:style>
    <style:style style:name="T5" style:family="text">
      <style:text-properties fo:font-weight="normal" officeooo:rsid="000f0cba" style:font-weight-asian="normal" style:font-weight-complex="normal"/>
    </style:style>
    <style:style style:name="T6" style:family="text">
      <style:text-properties fo:font-weight="normal" officeooo:rsid="000e69aa" style:font-weight-asian="normal" style:font-weight-complex="normal"/>
    </style:style>
    <style:style style:name="T7" style:family="text">
      <style:text-properties fo:font-weight="normal" officeooo:rsid="00117517" style:font-weight-asian="normal" style:font-weight-complex="normal"/>
    </style:style>
    <style:style style:name="T8" style:family="text">
      <style:text-properties fo:font-weight="normal" officeooo:rsid="00187be4" style:font-weight-asian="normal" style:font-weight-complex="normal"/>
    </style:style>
    <style:style style:name="T9" style:family="text">
      <style:text-properties fo:font-weight="normal" officeooo:rsid="001eaeb3" style:font-weight-asian="normal" style:font-weight-complex="normal"/>
    </style:style>
    <style:style style:name="T10" style:family="text">
      <style:text-properties fo:font-weight="normal" officeooo:rsid="001f1d07" style:font-weight-asian="normal" style:font-weight-complex="normal"/>
    </style:style>
    <style:style style:name="T11" style:family="text">
      <style:text-properties fo:font-weight="normal" officeooo:rsid="0019ce87" style:font-weight-asian="normal" style:font-weight-complex="normal"/>
    </style:style>
    <style:style style:name="T12" style:family="text">
      <style:text-properties fo:font-weight="normal" officeooo:rsid="001fdb07" style:font-weight-asian="normal" style:font-weight-complex="normal"/>
    </style:style>
    <style:style style:name="T13" style:family="text">
      <style:text-properties fo:font-weight="normal" officeooo:rsid="00217994" style:font-weight-asian="normal" style:font-weight-complex="normal"/>
    </style:style>
    <style:style style:name="T14" style:family="text">
      <style:text-properties fo:font-weight="normal" officeooo:rsid="0022e59b" style:font-weight-asian="normal" style:font-weight-complex="normal"/>
    </style:style>
    <style:style style:name="T15" style:family="text">
      <style:text-properties fo:font-weight="normal" officeooo:rsid="0025b911" style:font-weight-asian="normal" style:font-weight-complex="normal"/>
    </style:style>
    <style:style style:name="T16" style:family="text">
      <style:text-properties fo:font-weight="normal" officeooo:rsid="0025c6b6" style:font-weight-asian="normal" style:font-weight-complex="normal"/>
    </style:style>
    <style:style style:name="T17" style:family="text">
      <style:text-properties fo:font-weight="normal" officeooo:rsid="0027b7db" style:font-weight-asian="normal" style:font-weight-complex="normal"/>
    </style:style>
    <style:style style:name="T18" style:family="text">
      <style:text-properties fo:font-weight="normal" officeooo:rsid="00286c42" style:font-weight-asian="normal" style:font-weight-complex="normal"/>
    </style:style>
    <style:style style:name="T19" style:family="text">
      <style:text-properties fo:font-weight="normal" officeooo:rsid="0029912a" style:font-weight-asian="normal" style:font-weight-complex="normal"/>
    </style:style>
    <style:style style:name="T20" style:family="text">
      <style:text-properties fo:font-weight="normal" officeooo:rsid="002e18d8" style:font-weight-asian="normal" style:font-weight-complex="normal"/>
    </style:style>
    <style:style style:name="T21" style:family="text">
      <style:text-properties fo:font-weight="normal" officeooo:rsid="002ee232" style:font-weight-asian="normal" style:font-weight-complex="normal"/>
    </style:style>
    <style:style style:name="T22" style:family="text">
      <style:text-properties fo:font-weight="normal" officeooo:rsid="00319bcc" style:font-weight-asian="normal" style:font-weight-complex="normal"/>
    </style:style>
    <style:style style:name="T23" style:family="text">
      <style:text-properties fo:font-weight="normal" officeooo:rsid="00326306" style:font-weight-asian="normal" style:font-weight-complex="normal"/>
    </style:style>
    <style:style style:name="T24" style:family="text">
      <style:text-properties fo:font-weight="normal" officeooo:rsid="0033b0da" style:font-weight-asian="normal" style:font-weight-complex="normal"/>
    </style:style>
    <style:style style:name="T25" style:family="text">
      <style:text-properties fo:font-weight="normal" officeooo:rsid="0035efa9" style:font-weight-asian="normal" style:font-weight-complex="normal"/>
    </style:style>
    <style:style style:name="T26" style:family="text">
      <style:text-properties fo:font-weight="normal" officeooo:rsid="0039e9f7" style:font-weight-asian="normal" style:font-weight-complex="normal"/>
    </style:style>
    <style:style style:name="T27" style:family="text">
      <style:text-properties fo:font-weight="normal" officeooo:rsid="003e8dd3" style:font-weight-asian="normal" style:font-weight-complex="normal"/>
    </style:style>
    <style:style style:name="T28" style:family="text">
      <style:text-properties fo:font-weight="normal" officeooo:rsid="00403f1d" style:font-weight-asian="normal" style:font-weight-complex="normal"/>
    </style:style>
    <style:style style:name="T29" style:family="text">
      <style:text-properties officeooo:rsid="0007bcda"/>
    </style:style>
    <style:style style:name="T30" style:family="text">
      <style:text-properties officeooo:rsid="0014fd22"/>
    </style:style>
    <style:style style:name="T31" style:family="text">
      <style:text-properties officeooo:rsid="000e30e8"/>
    </style:style>
    <style:style style:name="T32" style:family="text">
      <style:text-properties officeooo:rsid="0014c633"/>
    </style:style>
    <style:style style:name="T33" style:family="text">
      <style:text-properties officeooo:rsid="000a1083"/>
    </style:style>
    <style:style style:name="T34" style:family="text">
      <style:text-properties style:font-name="바탕" fo:font-size="12pt" style:font-name-asian="바탕" style:font-size-asian="12pt" style:font-size-complex="12pt"/>
    </style:style>
    <style:style style:name="T35" style:family="text">
      <style:text-properties style:font-name="바탕" fo:font-size="12pt" officeooo:rsid="000cf02b" style:font-name-asian="바탕" style:font-size-asian="12pt" style:font-size-complex="12pt"/>
    </style:style>
    <style:style style:name="T36" style:family="text">
      <style:text-properties style:font-name="바탕" fo:font-size="12pt" officeooo:rsid="0007bcda" style:font-name-asian="바탕" style:font-size-asian="12pt" style:font-size-complex="12pt"/>
    </style:style>
    <style:style style:name="T37" style:family="text">
      <style:text-properties style:font-name="바탕" fo:font-size="12pt" officeooo:rsid="000cc3f2" style:font-name-asian="바탕" style:font-size-asian="12pt" style:font-size-complex="12pt"/>
    </style:style>
    <style:style style:name="T38" style:family="text">
      <style:text-properties style:font-name="바탕" fo:font-size="12pt" officeooo:rsid="000e30e8" style:font-name-asian="바탕" style:font-size-asian="12pt" style:font-size-complex="12pt"/>
    </style:style>
    <style:style style:name="T39" style:family="text">
      <style:text-properties style:font-name="바탕" fo:font-size="12pt" officeooo:rsid="0011ce48" style:font-name-asian="바탕" style:font-size-asian="12pt" style:font-size-complex="12pt"/>
    </style:style>
    <style:style style:name="T40" style:family="text">
      <style:text-properties style:font-name="바탕" fo:font-size="12pt" officeooo:rsid="000a1083" style:font-name-asian="바탕" style:font-size-asian="12pt" style:font-size-complex="12pt"/>
    </style:style>
    <style:style style:name="T41" style:family="text">
      <style:text-properties style:font-name="바탕" fo:font-size="12pt" officeooo:rsid="0017fc61" style:font-name-asian="바탕" style:font-size-asian="12pt" style:font-size-complex="12pt"/>
    </style:style>
    <style:style style:name="T42" style:family="text">
      <style:text-properties style:font-name="바탕" fo:font-size="12pt" officeooo:rsid="0051cd17" style:font-name-asian="바탕" style:font-size-asian="12pt" style:font-size-complex="12pt"/>
    </style:style>
    <style:style style:name="T43" style:family="text">
      <style:text-properties style:font-name="바탕" fo:font-size="12pt" officeooo:rsid="005520ea" style:font-name-asian="바탕" style:font-size-asian="12pt" style:font-size-complex="12pt"/>
    </style:style>
    <style:style style:name="T44" style:family="text">
      <style:text-properties style:font-name="바탕" fo:font-size="12pt" officeooo:rsid="0058a528" style:font-name-asian="바탕" style:font-size-asian="12pt" style:font-size-complex="12pt"/>
    </style:style>
    <style:style style:name="T45" style:family="text">
      <style:text-properties officeooo:rsid="004731cd"/>
    </style:style>
    <style:style style:name="T46" style:family="text">
      <style:text-properties officeooo:rsid="0049ae74"/>
    </style:style>
    <style:style style:name="T47" style:family="text">
      <style:text-properties officeooo:rsid="002416fc"/>
    </style:style>
    <style:style style:name="T48" style:family="text">
      <style:text-properties officeooo:rsid="0025e3bf"/>
    </style:style>
    <style:style style:name="T49" style:family="text">
      <style:text-properties officeooo:rsid="004e183d"/>
    </style:style>
    <style:style style:name="T50" style:family="text">
      <style:text-properties officeooo:rsid="004f0b21"/>
    </style:style>
    <style:style style:name="T51" style:family="text">
      <style:text-properties officeooo:rsid="00513e65"/>
    </style:style>
    <style:style style:name="T52" style:family="text">
      <style:text-properties officeooo:rsid="005342ff"/>
    </style:style>
    <style:style style:name="T53" style:family="text">
      <style:text-properties officeooo:rsid="005414f9"/>
    </style:style>
    <style:style style:name="T54" style:family="text">
      <style:text-properties officeooo:rsid="00554ea8"/>
    </style:style>
    <style:style style:name="T55" style:family="text">
      <style:text-properties officeooo:rsid="0057295e"/>
    </style:style>
    <style:style style:name="T56" style:family="text">
      <style:text-properties officeooo:rsid="0058a528"/>
    </style:style>
    <style:style style:name="T57" style:family="text">
      <style:text-properties officeooo:rsid="005ae8ba"/>
    </style:style>
    <style:style style:name="T58" style:family="text">
      <style:text-properties officeooo:rsid="005da651"/>
    </style:style>
    <style:style style:name="T59" style:family="text">
      <style:text-properties officeooo:rsid="005ee21a"/>
    </style:style>
    <style:style style:name="T60" style:family="text">
      <style:text-properties officeooo:rsid="005ef7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Python</text:p>
      <text:p text:style-name="P46"/>
      <text:p text:style-name="P46">import : 라이브러리 부르기</text:p>
      <text:p text:style-name="P46"/>
      <text:p text:style-name="P46">import keyword</text:p>
      <text:p text:style-name="P46">keyword.kwlist : 키워드 보기</text:p>
      <text:p text:style-name="P46"/>
      <text:p text:style-name="P47">print(x) : 출력</text:p>
      <text:p text:style-name="P47">type(x) : 타입 보기</text:p>
      <text:p text:style-name="P47">dir()#현재 메모리에 있는 변수정보와 라이브러들을 확인할 수 있다.</text:p>
      <text:p text:style-name="P47">del(x)#메모리에 있는 변수를 삭제하기</text:p>
      <text:p text:style-name="P47"/>
      <text:p text:style-name="P47">locals()#x = 1 인걸 확인할 수 있다. dir()보다 더 상세하게 나온다.</text:p>
      <text:p text:style-name="P47">#메모리에 있는 변수의 값을 확인</text:p>
      <text:p text:style-name="P47"/>
      <text:p text:style-name="P47">print(“{}”.format()) : 문자열 안에 변수 문자열 넣기</text:p>
      <text:p text:style-name="P47"/>
      <text:p text:style-name="P47">x[0] : 인덱싱은 0부터</text:p>
      <text:p text:style-name="P47"/>
      <text:p text:style-name="P48">문자함수 </text:p>
      <text:p text:style-name="P47"><text:span text:style-name="T1">x = x.replace(,) : </text:span>원본문자를 찾아서 다른 문자로 치환하는 함수 <text:s/></text:p>
      <text:p text:style-name="P50">x = x.startswith() : 원본 문자열이 매개변수로 입력한 문자열로 시작되는지 판단하는 함수</text:p>
      <text:p text:style-name="P48">x = x.endswith() : 원본 문자열이 매개변수로 입력한 문자열로 끝나는지 판단하는 함수</text:p>
      <text:p text:style-name="P48">x.find(), x.index() : 문자(열)가 처음 나오는 위치를 찾는다.</text:p>
      <text:p text:style-name="P48">x.count() : 원본문자열안에 매개변수로 입력한 문자열이 몇 번 나오는지 껀수를 리턴하는 함수</text:p>
      <text:p text:style-name="P48">x.upper() : 원본문자열을 대문자로 변환하는 함수 </text:p>
      <text:p text:style-name="P48">x.lower() : 원본문자열을 소문자로 변환하는 함수 </text:p>
      <text:p text:style-name="P48">x.capitalize() : 첫글자만 대문자로 바꾸는 함수</text:p>
      <text:p text:style-name="P48">x.title() : 모든 단어의 첫글자를 대문자로 변환하는 함수 </text:p>
      <text:p text:style-name="P48">x.swapcace() : 대문자를 소문자로, 소문자를 대문자로 변환하는 함수 </text:p>
      <text:p text:style-name="P48">x.center() : 원본 문자열을 지정한 공간에서 중앙에 배치하는 함수</text:p>
      <text:p text:style-name="P48">x.ljust() : 원본 문자열을 지정한 공간에서 왼쪽에 배치하는 함수 </text:p>
      <text:p text:style-name="P48">x.rjust() : 원본 문자열을 지정한 공간에서 오른쪽에 배치하는 함수</text:p>
      <text:p text:style-name="P48">x.strip() : 원본문자열에서 양쪽에 공백을 제거하는 함수. 문자를 제거하는 함수</text:p>
      <text:p text:style-name="P48">x.lstrip() : 원본문자열에서 왼쪽에 공백을 제거하는 함수. 문자를 제거하는 함수</text:p>
      <text:p text:style-name="P48">x.rstrip() : 원본문자열에서 오른쪽에 공백을 제거하는 함수. 문자를 제거하는 함수</text:p>
      <text:p text:style-name="P49">x.isalpha() : 원본 문자열이 숫자, 기호를 제외한 알파벳, 한글로 이루어졌는지 확인하는 함수</text:p>
      <text:p text:style-name="P49">x.isalnum() : 원본 문자열이 알파벳, 숫자로 이루어져있는지 확인하는 함수 </text:p>
      <text:p text:style-name="P49">x.isnumeric() : 원본 문자열이 숫자로만 이루어져있는지 확인하는 함수</text:p>
      <text:p text:style-name="P48"/>
      <text:p text:style-name="P48">변수의 타입을 체크하려면 다음 함수를 이용한다.</text:p>
      <text:p text:style-name="P48">isinstance(x, int)</text:p>
      <text:p text:style-name="P48"/>
      <text:p text:style-name="P48">'w' in x : in 연산자를 이용해서 문자열이 존재여부를 확인하는 연산자</text:p>
      <text:p text:style-name="P48">x.split(',') : 원본 문자열에서 매개변수로 입력한 문자열을 기준으로 원본문자열을 나눠 리스트로 만드는 함수</text:p>
      <text:p text:style-name="P48">원본 글자 사이에 특정한 문자열을 추가하는 함수 </text:p>
      <text:p text:style-name="P48">x = 'abc' // ','.join(x)#'a,b,c' //<text:span text:style-name="T2"> </text:span>''.join(x)#ab</text:p>
      <text:p text:style-name="P48"/>
      <text:p text:style-name="P51"><text:soft-page-break/>1.list</text:p>
      <text:p text:style-name="P51">x = [] // y = list()</text:p>
      <text:p text:style-name="P52"><text:span text:style-name="T3">x.append(400) : list variable 끝에 값을 추가해 넣기</text:span></text:p>
      <text:p text:style-name="P86">기존 리스트 변수에 다른 리스트를 이어 붙일 때는 extend()를 사용한다. 또는 + 로도 리스트 변수를 결합할 수 있다. append를 사용하면 리스트가 중첩되어서 추가된다.</text:p>
      <text:p text:style-name="P86">del x[-1] : 삭제하기</text:p>
      <text:p text:style-name="P86">x.insert(4,500) : 인덱스를 사용하여 특정 위치에 값을 입력하는 방법</text:p>
      <text:p text:style-name="P87">x.pop() : 리스트 변수에 있는 값 중에 마지막 값을 제거하는 방법</text:p>
      <text:p text:style-name="P87">x.pop(4) : 특정한 인덱스 번호를 기준으로 제거하는 방법</text:p>
      <text:p text:style-name="P87">drink.remove('콜라') : list 변수에 값을 기준으로 삭제하는 방법</text:p>
      <text:p text:style-name="P87">x.clear() // del x : list 변수 값을 지우는 방법</text:p>
      <text:p text:style-name="P87">x.sort() : 리스트 변수안에 값을 기준으로 정렬(기본값은 오름차순), '미리보기 아님' 에 주의하자, x값이 달라진다.</text:p>
      <text:p text:style-name="P87">x.sort(reverse=True)</text:p>
      <text:p text:style-name="P87">sorted(x) : sort 를 미리보기만 하려면 sorted()를 사용한다.</text:p>
      <text:p text:style-name="P87">sorted(x, reverse = True)</text:p>
      <text:p text:style-name="P87">x[::-1] // x.reverse() : 리스트 인덱스 순서를 반대로 뒤집을때 사용하는 방법</text:p>
      <text:p text:style-name="P87"/>
      <text:p text:style-name="P88">2.tuple</text:p>
      <text:p text:style-name="P88">x = () // x = 10,20 </text:p>
      <text:p text:style-name="P88">c = x + y : tuple 2개를 합치기 </text:p>
      <text:p text:style-name="P88">tuple은 수정, 삭제, 추가를 할 수 없다.</text:p>
      <text:p text:style-name="P53"><text:span text:style-name="T4">a = 1,2,3 : ()없이도 tuple을 선언할 수 있다. // type(a)#tuple</text:span></text:p>
      <text:p text:style-name="P89">one, two, three = a : tuple 안의 값들이 각각 분리되어 들어간다.</text:p>
      <text:p text:style-name="P89"/>
      <text:p text:style-name="P90">3.dictionary</text:p>
      <text:p text:style-name="P90">dic = {} // dic = {x key: x value, y key: y value, z key: z value}</text:p>
      <text:p text:style-name="P54"><text:span text:style-name="T6">x.keys() :</text:span><text:span text:style-name="T5">key 보기</text:span></text:p>
      <text:p text:style-name="P54"><text:span text:style-name="T6">x.values() : </text:span><text:span text:style-name="T5">value 보기</text:span></text:p>
      <text:p text:style-name="P55"><text:span text:style-name="T5">x</text:span><text:span text:style-name="T3">[key] = value : key와 value 추가, 수정 </text:span></text:p>
      <text:p text:style-name="P56"><text:span text:style-name="T5">x.</text:span><text:span text:style-name="T3">get[] </text:span><text:span text:style-name="T6">// </text:span><text:span text:style-name="T7">x[key]</text:span><text:span text:style-name="T3"> : key에 대한 value 확인 </text:span></text:p>
      <text:p text:style-name="P54"><text:span text:style-name="T5">x</text:span><text:span text:style-name="T6">.items() : </text:span><text:span text:style-name="T5">(key, value) 보기</text:span></text:p>
      <text:p text:style-name="P57"><text:span text:style-name="T3">y in x.keys() // </text:span><text:span text:style-name="T5">y </text:span><text:span text:style-name="T3">in x.values() : <text:s/>포함여부 </text:span></text:p>
      <text:p text:style-name="P58"><text:span text:style-name="T3">del </text:span><text:span text:style-name="T7">x</text:span><text:span text:style-name="T3">['야구'] : 키, 값을 삭제 // </text:span><text:span text:style-name="T7">x</text:span><text:span text:style-name="T3">['축구'] = [] : 값만 삭제하려면</text:span></text:p>
      <text:p text:style-name="P58"><text:span text:style-name="T7">x</text:span><text:span text:style-name="T3">.clear() : 변수안에 키, 값 내용 지우기</text:span></text:p>
      <text:p text:style-name="P58"><text:span text:style-name="T3"/></text:p>
      <text:p text:style-name="P59"><text:span text:style-name="T3">4.set</text:span></text:p>
      <text:p text:style-name="P59"><text:span text:style-name="T3">집합, 중복을 허용하지 않습니다. 리스트와 비슷하다. 인덱스의 순서가 없다.</text:span></text:p>
      <text:p text:style-name="P60"><text:span text:style-name="T3">X = {1,2,3}. </text:span><text:span text:style-name="T8">x = set()</text:span></text:p>
      <text:p text:style-name="P61"><text:span text:style-name="T3">x.union(y) // x|y : 합집합</text:span></text:p>
      <text:p text:style-name="P61"><text:span text:style-name="T3">x.intersection(y) // x&amp;y : 교집합</text:span></text:p>
      <text:p text:style-name="P61"><text:span text:style-name="T3">x.difference(y) // x-y : 차집합</text:span></text:p>
      <text:p text:style-name="P62"><text:span text:style-name="T3">y in x : 포함여부</text:span></text:p>
      <text:p text:style-name="P62"><text:span text:style-name="T3">x.remove() : 삭제</text:span></text:p>
      <text:p text:style-name="P62"><text:span text:style-name="T3">x.add() : 추가</text:span></text:p>
      <text:p text:style-name="P62"><text:span text:style-name="T3">x.add([]) // x.update([]) : 여러개 추가</text:span></text:p>
      <text:p text:style-name="P62"><text:span text:style-name="T3"/></text:p>
      <text:p text:style-name="P63"><text:span text:style-name="T3">5.bool</text:span></text:p>
      <text:p text:style-name="P63"><text:span text:style-name="T3">참(True), 거짓(False)을 나타내는 자료형 </text:span></text:p>
      <text:p text:style-name="P63"><text:span text:style-name="T3"># True 표현하는 방법</text:span></text:p>
      <text:p text:style-name="P63"><text:span text:style-name="T3">bool(1) // bool(-1) // bool('이재훈') // bool('python') // bool([1,2,3]) // bool((1,2,3))</text:span></text:p>
      <text:p text:style-name="P63"><text:span text:style-name="T3">// bool({1,2,3}) // not 0 // not None</text:span></text:p>
      <text:p text:style-name="P63"><text:soft-page-break/><text:span text:style-name="T3">False 표현방법</text:span></text:p>
      <text:p text:style-name="P63"><text:span text:style-name="T3">bool(0) // bool([]) // bool(()) // bool({}) // bool(None) // bool('') // not 1 // not -1</text:span></text:p>
      <text:p text:style-name="P63"><text:span text:style-name="T3"/></text:p>
      <text:p text:style-name="P63"><text:span text:style-name="T3">#복제를 할때 주의해야 할 점 </text:span></text:p>
      <text:p text:style-name="P63"><text:span text:style-name="T3">a = [1,2,3] // b = a // b#[1, 2, 3]</text:span></text:p>
      <text:p text:style-name="P63"><text:span text:style-name="T3">#메모리 위치는 같다. 새롭게 만든게 아니라 참조만 같이 해 놓았다.</text:span></text:p>
      <text:p text:style-name="P63"><text:span text:style-name="T3">id(a)#123758152 // id(b)#123758152</text:span></text:p>
      <text:p text:style-name="P63"><text:span text:style-name="T3">#이제 a의 값을 변경해보자 </text:span></text:p>
      <text:p text:style-name="P63"><text:span text:style-name="T3">a[0] = 10 // a#[10, 2, 3] // b#[10, 2, 3]</text:span></text:p>
      <text:p text:style-name="P63"><text:span text:style-name="T3">#값이 같이 바뀌는걸 <text:s/>알 수 있다.</text:span></text:p>
      <text:p text:style-name="P63"><text:span text:style-name="T3"/></text:p>
      <text:p text:style-name="P63"><text:span text:style-name="T3">deep copy를 실행한다. 그럼 복사를 할때 객체를 따로 생성한다. </text:span></text:p>
      <text:p text:style-name="P63"><text:span text:style-name="T3">import copy</text:span></text:p>
      <text:p text:style-name="P63"><text:span text:style-name="T3">c = copy.deepcopy(a)</text:span></text:p>
      <text:p text:style-name="P63"><text:span text:style-name="T3">#다음 값이 다른게 확인된다.</text:span></text:p>
      <text:p text:style-name="P63"><text:span text:style-name="T3">id(a) // id(c)</text:span></text:p>
      <text:p text:style-name="P63"><text:span text:style-name="T3"/></text:p>
      <text:p text:style-name="P64"><text:span text:style-name="T3">input() 함수를 이용해서 사용자로 부터 입력을 받아들여 프로그램에게 전달해주는데, 이때 전달되는 데이터의 형식은 문자열이다. </text:span></text:p>
      <text:p text:style-name="P64"><text:span text:style-name="T3">x.input() : 하고 console로 가서 값을 입력한다.</text:span></text:p>
      <text:p text:style-name="P65"><text:span text:style-name="T3">x = input('숫자를 입력하세요 :') : 문구도 같이 나오게 하고 싶을때</text:span></text:p>
      <text:p text:style-name="P64"><text:span text:style-name="T3"/></text:p>
      <text:p text:style-name="P64"><text:span text:style-name="T3">#조건제어문</text:span></text:p>
      <text:p text:style-name="P64"><text:span text:style-name="T3">#1. if문</text:span></text:p>
      <text:p text:style-name="P64"><text:span text:style-name="T3">#if 조건문 : </text:span></text:p>
      <text:p text:style-name="P64"><text:span text:style-name="T3"># <text:s text:c="2"/>수행해야할 문장</text:span></text:p>
      <text:p text:style-name="P64"><text:span text:style-name="T3"/></text:p>
      <text:p text:style-name="P64"><text:span text:style-name="T3">#if 조건문 :</text:span></text:p>
      <text:p text:style-name="P64"><text:span text:style-name="T3"># <text:s text:c="2"/>수행해야할 문장</text:span></text:p>
      <text:p text:style-name="P64"><text:span text:style-name="T3">#else:</text:span></text:p>
      <text:p text:style-name="P64"><text:span text:style-name="T3"># <text:s text:c="2"/>수행해야할 문장</text:span></text:p>
      <text:p text:style-name="P64"><text:span text:style-name="T3"/></text:p>
      <text:p text:style-name="P64"><text:span text:style-name="T3">#주의할 점</text:span></text:p>
      <text:p text:style-name="P64"><text:span text:style-name="T3">x = 0</text:span></text:p>
      <text:p text:style-name="P64"><text:span text:style-name="T3">if x &gt; 10 and 1/x:</text:span></text:p>
      <text:p text:style-name="P64"><text:span text:style-name="T3"><text:s text:c="4"/>print('x는 10보다 크다')</text:span></text:p>
      <text:p text:style-name="P64"><text:span text:style-name="T3">else:</text:span></text:p>
      <text:p text:style-name="P64"><text:span text:style-name="T3"><text:s text:c="4"/>print('x는 10보다 작다')</text:span></text:p>
      <text:p text:style-name="P64"><text:span text:style-name="T3">#and는 앞에 false이면 뒤에 안 보고 false로 판별한다</text:span></text:p>
      <text:p text:style-name="P64"><text:span text:style-name="T3">#그래서 에러가 나지 않고 작동한다.</text:span></text:p>
      <text:p text:style-name="P64"><text:span text:style-name="T3"><text:s text:c="4"/></text:span></text:p>
      <text:p text:style-name="P64"><text:span text:style-name="T3">x = 0</text:span></text:p>
      <text:p text:style-name="P64"><text:span text:style-name="T3">if x &gt; 10 &amp; 1/x:</text:span></text:p>
      <text:p text:style-name="P64"><text:span text:style-name="T3"><text:s text:c="4"/>print('x는 10보다 크다')</text:span></text:p>
      <text:p text:style-name="P64"><text:span text:style-name="T3">else:</text:span></text:p>
      <text:p text:style-name="P64"><text:span text:style-name="T3"><text:s text:c="4"/>print('x는 10보다 작다')</text:span></text:p>
      <text:p text:style-name="P64"><text:span text:style-name="T3">#&amp;는 뒤에도 보기 때문에 error:ZeroDivisionError: division by zero</text:span></text:p>
      <text:p text:style-name="P64"><text:span text:style-name="T3"><text:s text:c="4"/></text:span></text:p>
      <text:p text:style-name="P64"><text:span text:style-name="T3">#</text:span></text:p>
      <text:p text:style-name="P64"><text:span text:style-name="T3">x = 0</text:span></text:p>
      <text:p text:style-name="P64"><text:span text:style-name="T3">if x &lt; 10 or 1/x:</text:span></text:p>
      <text:p text:style-name="P64"><text:span text:style-name="T3"><text:s text:c="4"/>print('x는 10보다 작다')</text:span></text:p>
      <text:p text:style-name="P64"><text:soft-page-break/><text:span text:style-name="T3">else:</text:span></text:p>
      <text:p text:style-name="P64"><text:span text:style-name="T3"><text:s text:c="4"/>print('x는 10보다 크다')</text:span></text:p>
      <text:p text:style-name="P64"><text:span text:style-name="T3">#or 역시 앞에만 true 인거 보고 작동한다. <text:s text:c="2"/></text:span></text:p>
      <text:p text:style-name="P64"><text:span text:style-name="T3">x = 0</text:span></text:p>
      <text:p text:style-name="P64"><text:span text:style-name="T3">if x &lt; 10 | 1/x:</text:span></text:p>
      <text:p text:style-name="P64"><text:span text:style-name="T3"><text:s text:c="4"/>print('x는 10보다 작다')</text:span></text:p>
      <text:p text:style-name="P64"><text:span text:style-name="T3">else:</text:span></text:p>
      <text:p text:style-name="P64"><text:span text:style-name="T3"><text:s text:c="4"/>print('x는 10보다 크다')</text:span></text:p>
      <text:p text:style-name="P64"><text:span text:style-name="T3">#|는 뒤에도 보기 때문에 error:ZeroDivisionError: division by zero</text:span></text:p>
      <text:p text:style-name="P64"><text:span text:style-name="T3"/></text:p>
      <text:p text:style-name="P64"><text:span text:style-name="T3">x = input('숫자를 입력하세요 : ') : 아무것도 입력하지 않고 엔터만 친 경우</text:span></text:p>
      <text:p text:style-name="P64"><text:span text:style-name="T3">x#'' // x == None#False // '' 는 None 이 아니다.</text:span></text:p>
      <text:p text:style-name="P64"><text:span text:style-name="T3"/></text:p>
      <text:p text:style-name="P64"><text:span text:style-name="T3">#반복문</text:span></text:p>
      <text:p text:style-name="P64"><text:span text:style-name="T3">##1. while ##</text:span></text:p>
      <text:p text:style-name="P64"><text:span text:style-name="T3"># <text:s text:c="2"/>조건이 True인 동안에 반복 수행한다.</text:span></text:p>
      <text:p text:style-name="P64"><text:span text:style-name="T3"/></text:p>
      <text:p text:style-name="P64"><text:span text:style-name="T3">#while 조건문:</text:span></text:p>
      <text:p text:style-name="P64"><text:span text:style-name="T3"># <text:s text:c="3"/>반복수행할 문장</text:span></text:p>
      <text:p text:style-name="P64"><text:span text:style-name="T3">break : 반복문을 중단한다.</text:span></text:p>
      <text:p text:style-name="P64"><text:span text:style-name="T9">c</text:span><text:span text:style-name="T3">ontinue : 밑에 문장을 실행하지 않고 바로 다음 반복부분으로 간다.</text:span></text:p>
      <text:p text:style-name="P64"><text:span text:style-name="T3"/></text:p>
      <text:p text:style-name="P64"><text:span text:style-name="T3">##2. for문 ##</text:span></text:p>
      <text:p text:style-name="P64"><text:span text:style-name="T3">#for 변수 in (리스트, 튜플, 문자열):</text:span></text:p>
      <text:p text:style-name="P64"><text:span text:style-name="T3"># <text:s text:c="2"/>수행해야할 문장</text:span></text:p>
      <text:p text:style-name="P64"><text:span text:style-name="T3"/></text:p>
      <text:p text:style-name="P64"><text:span text:style-name="T3">range(시작점, 끝점 + 1,증가분:기본값 = 1)</text:span></text:p>
      <text:p text:style-name="P64"><text:span text:style-name="T3">enumerate() : index, 실제값을 리턴하는 함수 </text:span></text:p>
      <text:p text:style-name="P64"><text:span text:style-name="T3">for idx, value in enumerate(</text:span><text:span text:style-name="T10">x</text:span><text:span text:style-name="T3">):</text:span></text:p>
      <text:p text:style-name="P64"><text:span text:style-name="T3"><text:s text:c="4"/>print('{}번 인덱스에 {}이 있습니다.'.format(idx,value))</text:span></text:p>
      <text:p text:style-name="P64"><text:span text:style-name="T3">본래 set은 index가 없다. enumerate를 사용하면 자동으로 index를 매겨서 출력한다.</text:span></text:p>
      <text:p text:style-name="P64"><text:span text:style-name="T3"/></text:p>
      <text:p text:style-name="P66"><text:span text:style-name="T3">집합.</text:span><text:span text:style-name="T12">tuple</text:span><text:span text:style-name="T3"> 원소의 갯수 해아리기</text:span></text:p>
      <text:p text:style-name="P64"><text:span text:style-name="T3">dic = {}</text:span></text:p>
      <text:p text:style-name="P67"><text:span text:style-name="T11">for value in x:</text:span></text:p>
      <text:p text:style-name="P64"><text:span text:style-name="T3"><text:s text:c="4"/>if value in dic.keys():</text:span></text:p>
      <text:p text:style-name="P64"><text:span text:style-name="T3"><text:s text:c="8"/>dic[value] = dic[value] + 1</text:span></text:p>
      <text:p text:style-name="P64"><text:span text:style-name="T3"><text:s text:c="4"/>else:</text:span></text:p>
      <text:p text:style-name="P64"><text:span text:style-name="T3"><text:s text:c="8"/>dic[value] = 1</text:span></text:p>
      <text:p text:style-name="P64"><text:span text:style-name="T3"/></text:p>
      <text:p text:style-name="P64"><text:span text:style-name="T3">sorted(dic)#key 기준으로 정렬됨, value들은 안 나옴</text:span></text:p>
      <text:p text:style-name="P64"><text:span text:style-name="T3">value 기준으로 정렬하려면</text:span></text:p>
      <text:p text:style-name="P64"><text:span text:style-name="T3">import operator</text:span></text:p>
      <text:p text:style-name="P64"><text:span text:style-name="T3">sorted(dic.items(),key = operator.itemgetter(0)) : </text:span><text:span text:style-name="T12">key 기준</text:span></text:p>
      <text:p text:style-name="P64"><text:span text:style-name="T12">sorted(dic.items(),key = operator.itemgetter(1)) : value 기준</text:span></text:p>
      <text:p text:style-name="P64"><text:span text:style-name="T12">sorted(dic.items(),key = operator.itemgetter(1), reverse = True) : value 기준, 내림차순</text:span></text:p>
      <text:p text:style-name="P64"><text:span text:style-name="T12"/></text:p>
      <text:p text:style-name="P64"><text:span text:style-name="T12">list 내장 객체 </text:span></text:p>
      <text:p text:style-name="P68"><text:span text:style-name="T13">[i for i in x], [i for i in x </text:span><text:span text:style-name="T14">if (조건)</text:span><text:span text:style-name="T13">], [i </text:span><text:span text:style-name="T14">if (조건) else j </text:span><text:span text:style-name="T13">for i in x]</text:span></text:p>
      <text:p text:style-name="P68"><text:span text:style-name="T13"/></text:p>
      <text:p text:style-name="P68"><text:span text:style-name="T13">#함수</text:span></text:p>
      <text:p text:style-name="P68"><text:soft-page-break/><text:span text:style-name="T13">#기능의 프로그램</text:span></text:p>
      <text:p text:style-name="P68"><text:span text:style-name="T13">#반복되는 코드를 하나로 묶어서 처리하는 방법</text:span></text:p>
      <text:p text:style-name="P68"><text:span text:style-name="T13">#def 함수이름(형식매개변수, 인수, 인수):</text:span></text:p>
      <text:p text:style-name="P68"><text:span text:style-name="T13"># <text:s text:c="6"/>수행할 문장</text:span></text:p>
      <text:p text:style-name="P68"><text:span text:style-name="T13"># <text:s text:c="6"/>[return 값]</text:span></text:p>
      <text:p text:style-name="P68"><text:span text:style-name="T13">#함수이름(인수, 인수)</text:span></text:p>
      <text:p text:style-name="P68"><text:span text:style-name="T13">입력변수의 갯수가 달라지는 경우, 앞에 * 붙인다.</text:span></text:p>
      <text:p text:style-name="P69"><text:span text:style-name="T13">d</text:span><text:span text:style-name="T3">ef x(*y): // ...</text:span></text:p>
      <text:p text:style-name="P70"><text:span text:style-name="T3">def x(y,*z): // ...</text:span></text:p>
      <text:p text:style-name="P70"><text:span text:style-name="T3">#함수안에서 복사할 때 주의할 점이 있다.</text:span></text:p>
      <text:p text:style-name="P70"><text:span text:style-name="T3">def exchange(input):</text:span></text:p>
      <text:p text:style-name="P71"><text:span text:style-name="T3"><text:s text:c="4"/>x = input #동일한 메모리의 x 변수를 사용한다.</text:span><text:span text:style-name="T15"> </text:span></text:p>
      <text:p text:style-name="P71"><text:span text:style-name="T17"><text:s text:c="5"/></text:span><text:span text:style-name="T15">-&gt; x = input[:]</text:span><text:span text:style-name="T16"> </text:span><text:span text:style-name="T17">// </text:span><text:span text:style-name="T16">x = copy.deepcopy(input)</text:span><text:span text:style-name="T17"> </text:span><text:span text:style-name="T16">: 바꿔야 함 </text:span></text:p>
      <text:p text:style-name="P70"><text:span text:style-name="T3"><text:s text:c="4"/>#index 해서 값을 넣으면 global 처럼 원래 x변수가 바뀐다.</text:span></text:p>
      <text:p text:style-name="P70"><text:span text:style-name="T3"><text:s text:c="4"/>for i in range(len(x)):</text:span></text:p>
      <text:p text:style-name="P70"><text:span text:style-name="T3"><text:s text:c="8"/>x[i] = y[i]</text:span></text:p>
      <text:p text:style-name="P70"><text:span text:style-name="T3"/></text:p>
      <text:p text:style-name="P70"><text:span text:style-name="T3">라이브러리 만들어 보기</text:span></text:p>
      <text:p text:style-name="P70"><text:span text:style-name="T3">이제 위에 만든 함수들을 메모장에 옮겨서 저장하자</text:span><text:span text:style-name="T18"> </text:span><text:span text:style-name="T3">(주석은 제거하고 올린다.)</text:span></text:p>
      <text:p text:style-name="P70"><text:span text:style-name="T3">파일 확장자는 py로 함</text:span></text:p>
      <text:p text:style-name="P70"><text:span text:style-name="T3"/></text:p>
      <text:p text:style-name="P70"><text:span text:style-name="T3">import sys</text:span></text:p>
      <text:p text:style-name="P70"><text:span text:style-name="T3">#폴더 확인</text:span></text:p>
      <text:p text:style-name="P70"><text:span text:style-name="T3">sys.path</text:span></text:p>
      <text:p text:style-name="P70"><text:span text:style-name="T3">#path에 폴더 추가 </text:span></text:p>
      <text:p text:style-name="P70"><text:span text:style-name="T3">sys.path.append('C:\\Workspace\\Python_Space\\myPython')</text:span></text:p>
      <text:p text:style-name="P70"><text:span text:style-name="T3">#위의 폴더에 stats.py 파일을 만들고 저장하자</text:span></text:p>
      <text:p text:style-name="P70"><text:span text:style-name="T3">#그 안에 위의 함수들이 있는데 주석은 빼고 넣자 <text:s/></text:span></text:p>
      <text:p text:style-name="P70"><text:span text:style-name="T3">#라이브러리를 불러오자 </text:span></text:p>
      <text:p text:style-name="P70"><text:span text:style-name="T3">import stats</text:span></text:p>
      <text:p text:style-name="P70"><text:span text:style-name="T3">#stats에서 추가된 함수들을 확인하자 </text:span></text:p>
      <text:p text:style-name="P70"><text:span text:style-name="T3">dir(stats)</text:span></text:p>
      <text:p text:style-name="P70"><text:span text:style-name="T3">만약 라이브러리 이름을 안 쓰고 싶으면</text:span></text:p>
      <text:p text:style-name="P70"><text:span text:style-name="T3">from stats import mean, variance, stddev, sumF</text:span></text:p>
      <text:p text:style-name="P70"><text:span text:style-name="T3"/></text:p>
      <text:p text:style-name="P70"><text:span text:style-name="T3">재귀호출</text:span></text:p>
      <text:p text:style-name="P70"><text:span text:style-name="T3">자기 자신을 다시 호출하는 기능</text:span><text:span text:style-name="T19">, </text:span><text:span text:style-name="T3">함수안에서 자신의 함수를 호출하는 기능</text:span><text:span text:style-name="T19">, </text:span><text:span text:style-name="T3">반복문과 stack구조를 의미한다.</text:span></text:p>
      <text:p text:style-name="P70"><text:span text:style-name="T3"/></text:p>
      <text:p text:style-name="P70"><text:span text:style-name="T3">stack</text:span></text:p>
      <text:p text:style-name="P70"><text:span text:style-name="T3">바닥부터 데이터를 쌓는 개념</text:span></text:p>
      <text:p text:style-name="P70"><text:span text:style-name="T3">LIFO(Last In First Out) : 마지막으로 들어오는 데이터가 제일 먼저 나간다.</text:span></text:p>
      <text:p text:style-name="P70"><text:span text:style-name="T3">후힙선출</text:span></text:p>
      <text:p text:style-name="P70"><text:span text:style-name="T3">push : 마지막 데이터 위치에 데이터를 입력한다.</text:span></text:p>
      <text:p text:style-name="P70"><text:span text:style-name="T3">pop : 마지막 데이터 위치에 데이터를 꺼내는 작업</text:span></text:p>
      <text:p text:style-name="P70"><text:span text:style-name="T3">top / peek : 제일 최근에 들어간 데이터 / 가장 위에 있는 데이터 </text:span></text:p>
      <text:p text:style-name="P70"><text:span text:style-name="T3">queue</text:span></text:p>
      <text:p text:style-name="P70"><text:span text:style-name="T3">데이터가 입력되면 입력된 순서대로 쌓고 먼저 들어온 데이터부터 처리하는 자료구조</text:span></text:p>
      <text:p text:style-name="P70"><text:span text:style-name="T3">FIFO(First In First Out) : 처음 들어온 데이터가 처음 먼저 나간다.</text:span></text:p>
      <text:p text:style-name="P70"><text:span text:style-name="T3"/></text:p>
      <text:p text:style-name="P70"><text:span text:style-name="T3">#최대공약수</text:span></text:p>
      <text:p text:style-name="P70"><text:span text:style-name="T3">#18 <text:s/>1 2 3 6 9 18</text:span></text:p>
      <text:p text:style-name="P70"><text:soft-page-break/><text:span text:style-name="T3">#24 <text:s/>1 2 3 4 6 8 12 24</text:span></text:p>
      <text:p text:style-name="P70"><text:span text:style-name="T3">#gcd를 구해보자 </text:span></text:p>
      <text:p text:style-name="P70"><text:span text:style-name="T3">#1. 큰수를 작은수로 나눈다. 큰수%작은수 = 나머지</text:span></text:p>
      <text:p text:style-name="P70"><text:span text:style-name="T3">#나머지가 없이 딱 나누어지면 작은수가 최대 공약수가 된다.</text:span></text:p>
      <text:p text:style-name="P70"><text:span text:style-name="T3">#24 % 18 = 6</text:span></text:p>
      <text:p text:style-name="P70"><text:span text:style-name="T3"># <text:s text:c="4"/>18 % 6 = 0</text:span></text:p>
      <text:p text:style-name="P70"><text:span text:style-name="T3">#100 % 28 = 16</text:span></text:p>
      <text:p text:style-name="P70"><text:span text:style-name="T3"># <text:s text:c="5"/>28 % 16 = 12</text:span></text:p>
      <text:p text:style-name="P70"><text:span text:style-name="T3"># <text:s text:c="10"/>16 % 12 = 4</text:span></text:p>
      <text:p text:style-name="P70"><text:span text:style-name="T3"># <text:s text:c="15"/>12 % 4 = 0</text:span></text:p>
      <text:p text:style-name="P70"><text:span text:style-name="T3">def gcd3(x,y):</text:span></text:p>
      <text:p text:style-name="P70"><text:span text:style-name="T3"><text:s text:c="4"/>if x &lt; y:</text:span></text:p>
      <text:p text:style-name="P70"><text:span text:style-name="T3"><text:s text:c="8"/>x, y = y, x</text:span></text:p>
      <text:p text:style-name="P70"><text:span text:style-name="T3"><text:s text:c="7"/></text:span></text:p>
      <text:p text:style-name="P70"><text:span text:style-name="T3"><text:s text:c="4"/>while y != 0:</text:span></text:p>
      <text:p text:style-name="P70"><text:span text:style-name="T3"><text:s text:c="8"/>remainder = x % y</text:span></text:p>
      <text:p text:style-name="P70"><text:span text:style-name="T3"><text:s text:c="8"/>x = y</text:span></text:p>
      <text:p text:style-name="P70"><text:span text:style-name="T3"><text:s text:c="8"/>y = remainder</text:span></text:p>
      <text:p text:style-name="P70"><text:span text:style-name="T3"><text:s text:c="4"/></text:span></text:p>
      <text:p text:style-name="P70"><text:span text:style-name="T3"><text:s text:c="4"/>return x</text:span></text:p>
      <text:p text:style-name="P70"><text:span text:style-name="T3"/></text:p>
      <text:p text:style-name="P70"><text:span text:style-name="T3">#유클리드 알고리즘</text:span></text:p>
      <text:p text:style-name="P70"><text:span text:style-name="T3">#1. 두 수 x,y(x&gt;y)입력으로 들어온다.</text:span></text:p>
      <text:p text:style-name="P70"><text:span text:style-name="T3">#2. y=0이면 x를 출력하고 종료한다.</text:span></text:p>
      <text:p text:style-name="P70"><text:span text:style-name="T3">#3. x를 y로 나누어 떨어지면 y를 출력하고 알고리즘 종료</text:span></text:p>
      <text:p text:style-name="P70"><text:span text:style-name="T3">#4. 그렇지 않으면 x를 y로 나눈 나머지가 있으면 y를 x에 대입, 나머지는 y에 대입</text:span></text:p>
      <text:p text:style-name="P70"><text:span text:style-name="T3">#-&gt;3. 반복 수행 </text:span></text:p>
      <text:p text:style-name="P70"><text:span text:style-name="T3"/></text:p>
      <text:p text:style-name="P70"><text:span text:style-name="T3">패키지 - 관련성있는 서브프로그램을 모아서 관리</text:span></text:p>
      <text:p text:style-name="P70"><text:span text:style-name="T3"/></text:p>
      <text:p text:style-name="P70"><text:span text:style-name="T3">날짜</text:span></text:p>
      <text:p text:style-name="P70"><text:span text:style-name="T3">import datetime</text:span></text:p>
      <text:p text:style-name="P70"><text:span text:style-name="T3">library.class.function 식으로 불러온다.</text:span></text:p>
      <text:p text:style-name="P70"><text:span text:style-name="T3">datetime.date.today()#datetime.date(2019, 9, 9)</text:span></text:p>
      <text:p text:style-name="P70"><text:span text:style-name="T3">datetime.datetime.now()#datetime.datetime(2019, 9, 9, 14, 0, 54, 65270)</text:span></text:p>
      <text:p text:style-name="P70"><text:span text:style-name="T3">datetime.datetime.today().year</text:span></text:p>
      <text:p text:style-name="P70"><text:span text:style-name="T3">datetime.datetime.today().month</text:span></text:p>
      <text:p text:style-name="P70"><text:span text:style-name="T3">datetime.datetime.today().day</text:span></text:p>
      <text:p text:style-name="P70"><text:span text:style-name="T3">datetime.datetime.now().year</text:span></text:p>
      <text:p text:style-name="P70"><text:span text:style-name="T3">datetime.datetime.now().month</text:span></text:p>
      <text:p text:style-name="P70"><text:span text:style-name="T3">datetime.datetime.now().day</text:span></text:p>
      <text:p text:style-name="P70"><text:span text:style-name="T3">datetime.datetime.now().hour</text:span></text:p>
      <text:p text:style-name="P70"><text:span text:style-name="T3">datetime.datetime.now().minute</text:span></text:p>
      <text:p text:style-name="P70"><text:span text:style-name="T3">datetime.datetime.now().second</text:span></text:p>
      <text:p text:style-name="P70"><text:span text:style-name="T3">datetime.datetime.now().microsecond</text:span></text:p>
      <text:p text:style-name="P70"><text:span text:style-name="T3">datetime.datetime.now().date()#datetime.date(2019, 9, 9)</text:span></text:p>
      <text:p text:style-name="P70"><text:span text:style-name="T3">datetime.datetime.now().time()#datetime.time(17, 48, 8, 386331)</text:span></text:p>
      <text:p text:style-name="P70"><text:span text:style-name="T3">datetime.datetime.now().weekday()#0</text:span><text:span text:style-name="T20"> ~ 6</text:span></text:p>
      <text:p text:style-name="P70"><text:span text:style-name="T20">d = datetime.datetime.now()</text:span></text:p>
      <text:p text:style-name="P70"><text:span text:style-name="T3">d.strftime('%x')#현재날짜 월/일/년도</text:span></text:p>
      <text:p text:style-name="P70"><text:span text:style-name="T3">d.strftime('%X')#현재 시간 시:분:조</text:span></text:p>
      <text:p text:style-name="P70"><text:span text:style-name="T3">d.strftime('%Y')#년도 4자리</text:span></text:p>
      <text:p text:style-name="P70"><text:soft-page-break/><text:span text:style-name="T3">d.strftime('%y')#년도 뒤 2자리</text:span></text:p>
      <text:p text:style-name="P70"><text:span text:style-name="T3">d.strftime('%m')#달</text:span></text:p>
      <text:p text:style-name="P70"><text:span text:style-name="T3">d.strftime('%d')#일</text:span></text:p>
      <text:p text:style-name="P70"><text:span text:style-name="T3">d.strftime('%B')#달(영어)</text:span></text:p>
      <text:p text:style-name="P70"><text:span text:style-name="T3">d.strftime('%H')#시간 24</text:span></text:p>
      <text:p text:style-name="P70"><text:span text:style-name="T3">d.strftime('%I')#시간 12</text:span></text:p>
      <text:p text:style-name="P70"><text:span text:style-name="T3">d.strftime('%M')#분</text:span></text:p>
      <text:p text:style-name="P70"><text:span text:style-name="T3">d.strftime('%S')#초</text:span></text:p>
      <text:p text:style-name="P70"><text:span text:style-name="T3">d.strftime('%A')#요일(영문)</text:span></text:p>
      <text:p text:style-name="P70"><text:span text:style-name="T3">d.strftime('%a')#요일약어</text:span></text:p>
      <text:p text:style-name="P70"><text:span text:style-name="T3">d.strftime('%c')#요일 달 일 시분초 년도 </text:span></text:p>
      <text:p text:style-name="P70"><text:span text:style-name="T3">d.strftime('%p')#AM, PM</text:span></text:p>
      <text:p text:style-name="P70"><text:span text:style-name="T3">d.strftime('%j')#누적일</text:span></text:p>
      <text:p text:style-name="P70"><text:span text:style-name="T3">d.strftime('%U')#누적주(일요일 시작)</text:span></text:p>
      <text:p text:style-name="P70"><text:span text:style-name="T3">d.strftime('%W')#누적주(월요일 시작)</text:span></text:p>
      <text:p text:style-name="P70"><text:span text:style-name="T3">d.strftime('%w')#요일</text:span></text:p>
      <text:p text:style-name="P70"><text:span text:style-name="T3">d.strftime('%z')#timezone</text:span></text:p>
      <text:p text:style-name="P70"><text:span text:style-name="T3">strftime : date -&gt; char</text:span><text:span text:style-name="T20"> // </text:span><text:span text:style-name="T3">strftime : char -&gt; date</text:span></text:p>
      <text:p text:style-name="P70"><text:span text:style-name="T3"/></text:p>
      <text:p text:style-name="P70"><text:span text:style-name="T3">#날짜 - 날짜</text:span></text:p>
      <text:p text:style-name="P70"><text:span text:style-name="T3">datetime.datetime(2019,12,23)-datetime.datetime(2019,6,18)</text:span></text:p>
      <text:p text:style-name="P70"><text:span text:style-name="T3">#datetime.timedelta(days=188)</text:span></text:p>
      <text:p text:style-name="P70"><text:span text:style-name="T3">(datetime.datetime(2019,12,23)-datetime.datetime(2019,6,18)).days</text:span><text:span text:style-name="T21"> </text:span><text:span text:style-name="T3">#188</text:span></text:p>
      <text:p text:style-name="P70"><text:span text:style-name="T3">(datetime.datetime(2019,12,23)-datetime.datetime(2019,6,18))</text:span></text:p>
      <text:p text:style-name="P70"><text:span text:style-name="T3">#날짜 + 날</text:span></text:p>
      <text:p text:style-name="P70"><text:span text:style-name="T3">datetime.datetime(2019,9,9) +datetime.timedelta(days=105)</text:span></text:p>
      <text:p text:style-name="P70"><text:span text:style-name="T3">#datetime.datetime(2019, 12, 23, 0, 0)</text:span></text:p>
      <text:p text:style-name="P70"><text:span text:style-name="T3">datetime.datetime(2019,9,9) +datetime.timedelta(hours=105)</text:span></text:p>
      <text:p text:style-name="P70"><text:span text:style-name="T3">datetime.datetime(2019,9,9) +datetime.timedelta(minutes=105)</text:span></text:p>
      <text:p text:style-name="P70"><text:span text:style-name="T3">datetime.datetime(2019,9,9) +datetime.timedelta(seconds=105)</text:span></text:p>
      <text:p text:style-name="P70"><text:span text:style-name="T3"/></text:p>
      <text:p text:style-name="P70"><text:span text:style-name="T3">import time <text:s text:c="7"/></text:span></text:p>
      <text:p text:style-name="P70"><text:span text:style-name="T3">dir(time)</text:span></text:p>
      <text:p text:style-name="P72"><text:span text:style-name="T3">time.time()</text:span><text:span text:style-name="T22"> : </text:span><text:span text:style-name="T3">1970년 1월 1일 0시 0분 0초를 기준으로 지난 시간을 초단위로 리턴</text:span></text:p>
      <text:p text:style-name="P72"><text:span text:style-name="T3">time.localtime()</text:span></text:p>
      <text:p text:style-name="P72"><text:span text:style-name="T3">#time.struct_time(tm_year=2019, tm_mon=9, tm_mday=9, tm_hour=18,</text:span></text:p>
      <text:p text:style-name="P72"><text:span text:style-name="T3">#tm_min=24, tm_sec=37, tm_wday=0, tm_yday=252, tm_isdst=0)</text:span></text:p>
      <text:p text:style-name="P72"><text:span text:style-name="T3">time.localtime().tm_year</text:span></text:p>
      <text:p text:style-name="P72"><text:span text:style-name="T3">time.localtime().tm_mon</text:span></text:p>
      <text:p text:style-name="P72"><text:span text:style-name="T3">time.localtime().tm_mday</text:span></text:p>
      <text:p text:style-name="P72"><text:span text:style-name="T3">time.localtime().tm_hour</text:span></text:p>
      <text:p text:style-name="P72"><text:span text:style-name="T3">time.localtime().tm_wday#요일</text:span></text:p>
      <text:p text:style-name="P72"><text:span text:style-name="T3">time.localtime().tm_yday#누적일</text:span></text:p>
      <text:p text:style-name="P72"><text:span text:style-name="T3">time.localtime().tm_isdst#서머타임일 경우 1, 아닐경우 0, 모름 -1</text:span></text:p>
      <text:p text:style-name="P72"><text:span text:style-name="T3">time.strftime('%Y %z', time.localtime())#년도와 timezone만 보기 </text:span></text:p>
      <text:p text:style-name="P72"><text:span text:style-name="T3">time.strftime('%H', time.localtime())#시간만 보기</text:span></text:p>
      <text:p text:style-name="P72"><text:span text:style-name="T3"/></text:p>
      <text:p text:style-name="P72"><text:span text:style-name="T3">import calendar</text:span></text:p>
      <text:p text:style-name="P72"><text:span text:style-name="T3">#달력을 보기 </text:span></text:p>
      <text:p text:style-name="P73"><text:span text:style-name="T3">print(calendar.calendar(2019))</text:span><text:span text:style-name="T23"> // </text:span><text:span text:style-name="T3">calendar.prcal(2019)</text:span><text:span text:style-name="T23"> : </text:span><text:span text:style-name="T3">올해 달력을 보자 </text:span></text:p>
      <text:p text:style-name="P73"><text:span text:style-name="T3"/></text:p>
      <text:p text:style-name="P73"><text:span text:style-name="T3">#파일 입출력</text:span></text:p>
      <text:p text:style-name="P73"><text:soft-page-break/><text:span text:style-name="T3">#파일 생성</text:span></text:p>
      <text:p text:style-name="P73"><text:span text:style-name="T3">#파일 객체 = open(</text:span><text:span text:style-name="T25">'파일경로</text:span><text:span text:style-name="T3">',mode)</text:span></text:p>
      <text:p text:style-name="P73"><text:span text:style-name="T3">#mode</text:span></text:p>
      <text:p text:style-name="P73"><text:span text:style-name="T3">#r : 읽기</text:span><text:span text:style-name="T24"> </text:span><text:span text:style-name="T3">#w : 쓰기(파일안에 원본 데이터는 지우고 작성된다.)</text:span><text:span text:style-name="T24"> </text:span><text:span text:style-name="T3">#a : 추가 </text:span></text:p>
      <text:p text:style-name="P74"><text:span text:style-name="T3">x.write() : 쓰기</text:span></text:p>
      <text:p text:style-name="P74"><text:span text:style-name="T3">x.readline() : 한 줄씩 읽기</text:span></text:p>
      <text:p text:style-name="P74"><text:span text:style-name="T3">x.close() : 파일 닫기</text:span></text:p>
      <text:p text:style-name="P74"><text:span text:style-name="T3"/></text:p>
      <text:p text:style-name="P74"><text:span text:style-name="T3">import os</text:span></text:p>
      <text:p text:style-name="P74"><text:span text:style-name="T3">#해당 파일이 존재하는지 확인하자 </text:span></text:p>
      <text:p text:style-name="P74"><text:span text:style-name="T3">os.path.exists("파일경로")</text:span></text:p>
      <text:p text:style-name="P74"><text:span text:style-name="T3">#True</text:span></text:p>
      <text:p text:style-name="P74"><text:span text:style-name="T3"/></text:p>
      <text:p text:style-name="P74"><text:span text:style-name="T3">#file을 open, close를 동시에 하면 어떨까?</text:span></text:p>
      <text:p text:style-name="P74"><text:span text:style-name="T3">#pl/sql을 할때 cousor(sql문 실행 메모리 영역) 를 활용할때 처럼</text:span><text:span text:style-name="T25"> </text:span><text:span text:style-name="T3">(커서선언 -&gt; 커서 open -&gt; fetch -&gt; 커서 close)</text:span><text:span text:style-name="T25"> </text:span><text:span text:style-name="T3">이때 fetch 문을 for 문으로 바꾸어서 동시에 했다.</text:span></text:p>
      <text:p text:style-name="P74"><text:span text:style-name="T3">with문 : 파일객체를 자동으로 열고 닫아주는 문 </text:span></text:p>
      <text:p text:style-name="P74"><text:span text:style-name="T3">with open('파일경로','w') as file:</text:span></text:p>
      <text:p text:style-name="P74"><text:span text:style-name="T3"><text:s text:c="4"/>for i in range(1,11):</text:span></text:p>
      <text:p text:style-name="P74"><text:span text:style-name="T3"><text:s text:c="8"/>txt = '%d 오늘 하루도 행복하자\n'%i</text:span></text:p>
      <text:p text:style-name="P74"><text:span text:style-name="T3"><text:s text:c="8"/>file.write(txt)</text:span></text:p>
      <text:p text:style-name="P74"><text:span text:style-name="T3"/></text:p>
      <text:p text:style-name="P74"><text:span text:style-name="T3">csv 파일을 불러보자 </text:span></text:p>
      <text:p text:style-name="P74"><text:span text:style-name="T3">import csv</text:span></text:p>
      <text:p text:style-name="P74"><text:span text:style-name="T3">file = open('파일경로','r')</text:span></text:p>
      <text:p text:style-name="P74"><text:span text:style-name="T3">emp_csv = csv.reader(file)</text:span></text:p>
      <text:p text:style-name="P74"><text:span text:style-name="T3">#내용물을 보고 싶으면 다음과 같이 list로 옮겨놓자</text:span></text:p>
      <text:p text:style-name="P74"><text:span text:style-name="T3">emp_see = []</text:span></text:p>
      <text:p text:style-name="P74"><text:span text:style-name="T3">for i in emp_csv:</text:span></text:p>
      <text:p text:style-name="P74"><text:span text:style-name="T3"><text:s text:c="4"/>emp_see.append(i)</text:span></text:p>
      <text:p text:style-name="P74"><text:span text:style-name="T3"/></text:p>
      <text:p text:style-name="P74"><text:span text:style-name="T3">pickle: 변수 형태를 그대로 유지해서 파일에 저장하고 불러올 수 있는 모듈</text:span><text:span text:style-name="T26">, </text:span><text:span text:style-name="T3">바이너리 형태로 저장된다.</text:span></text:p>
      <text:p text:style-name="P74"><text:span text:style-name="T3">lst = ['a', 'b', 'c']</text:span></text:p>
      <text:p text:style-name="P74"><text:span text:style-name="T3">file = open('파일경로', 'wb') </text:span></text:p>
      <text:p text:style-name="P74"><text:span text:style-name="T3">wb: 바이너리 형식으로 쓰기</text:span><text:span text:style-name="T26"> #rb: 바이너리 파일 읽기</text:span></text:p>
      <text:p text:style-name="P74"><text:span text:style-name="T3">pickle.dump(lst, file)</text:span></text:p>
      <text:p text:style-name="P74"><text:span text:style-name="T3">file.close()</text:span></text:p>
      <text:p text:style-name="P74"><text:span text:style-name="T3"/></text:p>
      <text:p text:style-name="P74"><text:span text:style-name="T3">lambda 함수</text:span></text:p>
      <text:p text:style-name="P74"><text:span text:style-name="T3">이름 없는 한줄짜리 함수</text:span><text:span text:style-name="T26">, </text:span><text:span text:style-name="T3">가독성이 좋다.</text:span><text:span text:style-name="T26"> </text:span><text:span text:style-name="T3">성능도 좋다. </text:span></text:p>
      <text:p text:style-name="P75"><text:span text:style-name="T3">(lambda x, y : f(x,y))(,)</text:span></text:p>
      <text:p text:style-name="P75"><text:span text:style-name="T3">(lambda *arg : arg)(4,5,6,7,8,9)</text:span></text:p>
      <text:p text:style-name="P75"><text:span text:style-name="T3"/></text:p>
      <text:p text:style-name="P75"><text:span text:style-name="T3">import collections</text:span></text:p>
      <text:p text:style-name="P75"><text:span text:style-name="T3">Counter() : dictionary의 일종, 원소는 key로 원소의 갯수는 value에 저장한다.</text:span></text:p>
      <text:p text:style-name="P74"><text:span text:style-name="T3"/></text:p>
      <text:p text:style-name="P74"><text:span text:style-name="T3">exception: 실행 중에 발생한 오류</text:span></text:p>
      <text:p text:style-name="P74"><text:span text:style-name="T3"/></text:p>
      <text:p text:style-name="P74"><text:span text:style-name="T3">1. SyntaxError: 문법 오류</text:span></text:p>
      <text:p text:style-name="P74"><text:span text:style-name="T3">x := 1</text:span></text:p>
      <text:p text:style-name="P74"><text:span text:style-name="T3">print x</text:span></text:p>
      <text:p text:style-name="P74"><text:soft-page-break/><text:span text:style-name="T3">print('happy)</text:span></text:p>
      <text:p text:style-name="P74"><text:span text:style-name="T3"/></text:p>
      <text:p text:style-name="P74"><text:span text:style-name="T3">2. NameError: 참조하는 변수가 없을 경우</text:span></text:p>
      <text:p text:style-name="P74"><text:span text:style-name="T3">x = 1</text:span></text:p>
      <text:p text:style-name="P74"><text:span text:style-name="T3">y = 2</text:span></text:p>
      <text:p text:style-name="P74"><text:span text:style-name="T3">print(z)</text:span></text:p>
      <text:p text:style-name="P74"><text:span text:style-name="T3"/></text:p>
      <text:p text:style-name="P74"><text:span text:style-name="T3">3. IndexError: 인덱스 범위를 틀리게 입력할 경우</text:span></text:p>
      <text:p text:style-name="P74"><text:span text:style-name="T3">x = [1,2,3]</text:span></text:p>
      <text:p text:style-name="P74"><text:span text:style-name="T3">x[3]</text:span></text:p>
      <text:p text:style-name="P74"><text:span text:style-name="T3">dic = {'name':'홍길동', 'addr':'서울시'}</text:span></text:p>
      <text:p text:style-name="P74"><text:span text:style-name="T3">dic['age'] #KeyError : 'age'</text:span></text:p>
      <text:p text:style-name="P74"><text:span text:style-name="T3"/></text:p>
      <text:p text:style-name="P74"><text:span text:style-name="T3">4. ZeroDivisionError: 0으로 나누는 경우</text:span></text:p>
      <text:p text:style-name="P74"><text:span text:style-name="T3">10/0</text:span></text:p>
      <text:p text:style-name="P74"><text:span text:style-name="T3"/></text:p>
      <text:p text:style-name="P74"><text:span text:style-name="T3">5. AttributeError: 모듈, 클래스에 있는 잘못된 속성을 사용하려는 경우</text:span></text:p>
      <text:p text:style-name="P74"><text:span text:style-name="T3">import time</text:span></text:p>
      <text:p text:style-name="P74"><text:span text:style-name="T3">time.time()</text:span></text:p>
      <text:p text:style-name="P74"><text:span text:style-name="T3">time.month() #AttributeError: module 'time' has no attribute 'month'</text:span></text:p>
      <text:p text:style-name="P74"><text:span text:style-name="T3"/></text:p>
      <text:p text:style-name="P74"><text:span text:style-name="T3">6. ValueError: 참조값이 없는 경우</text:span></text:p>
      <text:p text:style-name="P74"><text:span text:style-name="T3">x = [10,20,30]</text:span></text:p>
      <text:p text:style-name="P74"><text:span text:style-name="T3">x.remove(50)</text:span></text:p>
      <text:p text:style-name="P74"><text:span text:style-name="T3">x.index(50)</text:span></text:p>
      <text:p text:style-name="P74"><text:span text:style-name="T3"/></text:p>
      <text:p text:style-name="P74"><text:span text:style-name="T3">7. FileNotFoundError: 없는 파일을 읽어들이는 경우</text:span></text:p>
      <text:p text:style-name="P74"><text:span text:style-name="T3">file = open('test.txt', 'r')</text:span></text:p>
      <text:p text:style-name="P74"><text:span text:style-name="T3"/></text:p>
      <text:p text:style-name="P74"><text:span text:style-name="T3">8. TypeError: 자료형이 틀린 경우</text:span></text:p>
      <text:p text:style-name="P74"><text:span text:style-name="T3">x = [1,2]</text:span></text:p>
      <text:p text:style-name="P74"><text:span text:style-name="T3">y = (1,2)</text:span></text:p>
      <text:p text:style-name="P74"><text:span text:style-name="T3">x + y</text:span></text:p>
      <text:p text:style-name="P74"><text:span text:style-name="T3"/></text:p>
      <text:p text:style-name="P76"><text:span text:style-name="T3">try:</text:span></text:p>
      <text:p text:style-name="P76"><text:span text:style-name="T3"><text:tab/>실행문</text:span></text:p>
      <text:p text:style-name="P76"><text:span text:style-name="T3">except</text:span><text:span text:style-name="T28"> (error)</text:span><text:span text:style-name="T3">:</text:span></text:p>
      <text:p text:style-name="P76"><text:span text:style-name="T3"><text:tab/>실행문</text:span><text:span text:style-name="T27"> </text:span></text:p>
      <text:p text:style-name="P77"><text:span text:style-name="T3">else:</text:span></text:p>
      <text:p text:style-name="P77"><text:span text:style-name="T3"><text:tab/>실행문 </text:span></text:p>
      <text:p text:style-name="P76"><text:span text:style-name="T3">finally:</text:span></text:p>
      <text:p text:style-name="P76"><text:span text:style-name="T3"><text:tab/>실행문</text:span></text:p>
      <text:p text:style-name="P76"><text:span text:style-name="T3"/></text:p>
      <text:p text:style-name="P76"><text:span text:style-name="T3">raise: 사용자가 발생시키는 오류 </text:span></text:p>
      <text:p text:style-name="P78"><text:span text:style-name="T3">raise error</text:span></text:p>
      <text:p text:style-name="P78"><text:span text:style-name="T3"/></text:p>
      <text:p text:style-name="P78"><text:span text:style-name="T3">데이터 분석을 할때 R에서 사용했던 자료형과 비슷한것들을 배워보자 </text:span></text:p>
      <text:p text:style-name="P78"><text:span text:style-name="T3">pandas</text:span></text:p>
      <text:p text:style-name="P78"><text:span text:style-name="T3">데이터분석 기능을 제공하는 라이브러리 </text:span></text:p>
      <text:p text:style-name="P78"><text:span text:style-name="T3">1차원 배열 : Series(R : Vector)</text:span></text:p>
      <text:p text:style-name="P78"><text:span text:style-name="T3">2차원 배열 : DataFrame(R : DataFrame)</text:span></text:p>
      <text:p text:style-name="P78"><text:span text:style-name="T3"/></text:p>
      <text:p text:style-name="P78"><text:soft-page-break/><text:span text:style-name="T3">from pandas import Series, DataFrame</text:span></text:p>
      <text:p text:style-name="P78"><text:span text:style-name="T3">#그외 pandas에서 제공하는 함수등을 사용하기 위해서 </text:span></text:p>
      <text:p text:style-name="P78"><text:span text:style-name="T3">import pandas as pd</text:span></text:p>
      <text:p text:style-name="P78"><text:span text:style-name="T3"/></text:p>
      <text:p text:style-name="P78"><text:span text:style-name="T3">Series</text:span></text:p>
      <text:p text:style-name="P78"><text:span text:style-name="T3">1차원 배열</text:span></text:p>
      <text:p text:style-name="P79"><text:span text:style-name="T3">인덱스(색인) 배열의 데이터에 연관된 이름을 가지고 있다. (pl/sql에서 index 배열을 기억하면...)</text:span></text:p>
      <text:p text:style-name="P79"><text:span text:style-name="T3">R의 백터(vector) 자료형하고 유사하다. </text:span></text:p>
      <text:p text:style-name="P37"/>
      <text:p text:style-name="P38">1.1</text:p>
      <text:p text:style-name="P39">x = Series<text:span text:style-name="T45">([]) // Series([], index = )Series(dic) // Series(dic, index = )</text:span></text:p>
      <text:p text:style-name="P36">x.astype 내부 성분<text:span text:style-name="T46">, 데이터 타입 </text:span></text:p>
      <text:p text:style-name="P36">x.astype() 데이터 타입 변경</text:p>
      <text:p text:style-name="P36">x.index <text:span text:style-name="T29">index 보기</text:span></text:p>
      <text:p text:style-name="P80">x.index = [] index를 수정하기 </text:p>
      <text:p text:style-name="P36">x.value<text:span text:style-name="T30">s</text:span> <text:span text:style-name="T29">value 보기 </text:span></text:p>
      <text:p text:style-name="P80">x[] : 해당 index에 대해 value를 확인하기</text:p>
      <text:p text:style-name="P81">x[] = y : 해당 index의 value를 수정하기 // 해당 index와 그 값을 추가하기</text:p>
      <text:p text:style-name="P81">del x[] : 해당 index를 삭제하기</text:p>
      <text:p text:style-name="P40">x.dtype data type 보기 </text:p>
      <text:p text:style-name="P38">x.reindex() index 재설정</text:p>
      <text:p text:style-name="P41">x.drop() 삭제한걸 미리보기</text:p>
      <text:p text:style-name="P42">x.add(y) <text:span text:style-name="T55">// x + y : </text:span>합</text:p>
      <text:p text:style-name="P42">x.sub(y) <text:span text:style-name="T55">// x - y : </text:span>차</text:p>
      <text:p text:style-name="P42">x.mul(y) <text:span text:style-name="T55">// x * y : </text:span>곱</text:p>
      <text:p text:style-name="P42">x.div(y) <text:span text:style-name="T55">// x / y : </text:span>나누기</text:p>
      <text:p text:style-name="P42">x.sort_index<text:span text:style-name="T31">()</text:span> index 정렬</text:p>
      <text:p text:style-name="P42">x.sort_values<text:span text:style-name="T31">()</text:span> value 정렬</text:p>
      <text:p text:style-name="P42">x.rank<text:span text:style-name="T32">(ascending = True/False, method = y)</text:span> 등수 매기기</text:p>
      <text:p text:style-name="P82">y = average, min, max // <text:s/>first : 등수가 같을때, 앞쪽에 있는걸 높게 함 //</text:p>
      <text:p text:style-name="P82">dense : 등수가 중간에 빈 숫자가 없게 함</text:p>
      <text:p text:style-name="P43">x.apply(function) </text:p>
      <text:p text:style-name="P83">x.isnull() null인 부분</text:p>
      <text:p text:style-name="P83">x.notnull() null이 아닌 부분</text:p>
      <text:p text:style-name="P84">x.fillna(y) : nan를 y로 채우기</text:p>
      <text:p text:style-name="P85">x.dropna() : nan를 지우기, na row가 삭제된다.</text:p>
      <text:p text:style-name="P43"/>
      <text:p text:style-name="P43">x.sum() 합 </text:p>
      <text:p text:style-name="P43">x.mean() 평균</text:p>
      <text:p text:style-name="P43">x.var() 분산</text:p>
      <text:p text:style-name="P43">x.std() 표준편차</text:p>
      <text:p text:style-name="P43">x.max() 최대</text:p>
      <text:p text:style-name="P43">x.min() 최소</text:p>
      <text:p text:style-name="P43">x.idxmax() 최대인 index</text:p>
      <text:p text:style-name="P43">x.idxmin() 최소인 index</text:p>
      <text:p text:style-name="P43">x.cumsum() 누적 합</text:p>
      <text:p text:style-name="P43">x.cumprod() 누적 곱</text:p>
      <text:p text:style-name="P43">x.cummin() 해당 index까지 중에서 최소값</text:p>
      <text:p text:style-name="P43">x.cummax() 해당 index까지 중에서 최대값</text:p>
      <text:p text:style-name="P44">x.count() NaN 제외한 갯수</text:p>
      <text:p text:style-name="P44">x.describe() 여러가지 정보</text:p>
      <text:p text:style-name="P44"><text:soft-page-break/>x.unique() 유일값</text:p>
      <text:p text:style-name="P45">x.nunique() 유일 원소 갯수</text:p>
      <text:p text:style-name="P45"><text:span text:style-name="T3">x.duplicated() 중복된 원소 </text:span></text:p>
      <text:p text:style-name="P45"><text:span text:style-name="T3"/></text:p>
      <text:p text:style-name="P1">1.2</text:p>
      <text:p text:style-name="P4">x = DataFrame<text:span text:style-name="T50">([[]]) // DataFrame(dic) // DataFrame(dic, index) // </text:span></text:p>
      <text:p text:style-name="P4"><text:span text:style-name="T50">DataFrame([[]], index, columns)</text:span></text:p>
      <text:p text:style-name="P3">x.astype 내부 성분<text:span text:style-name="T49"> 보기</text:span></text:p>
      <text:p text:style-name="P3">x.dtypes 열 <text:span text:style-name="T33">data type</text:span></text:p>
      <text:p text:style-name="P3">x.columns 열 이름 보기</text:p>
      <text:p text:style-name="P3">x.index <text:span text:style-name="T33">index 보기</text:span></text:p>
      <text:p text:style-name="P3">x.values <text:span text:style-name="T33">value 보기</text:span></text:p>
      <text:p text:style-name="P1">x.reindex() <text:span text:style-name="T52">: </text:span>index 재설정</text:p>
      <text:p text:style-name="P33">x.reindex(,method = y) y = ffill<text:span text:style-name="T53">,</text:span> pad : 앞줄을 기준으로 채우기<text:span text:style-name="T53"> // </text:span></text:p>
      <text:p text:style-name="P33"><text:span text:style-name="T53">bfill, backfill : 뒷 줄을 기준으로 채우기 // fill_value : NaN자리에 넣을 값</text:span></text:p>
      <text:p text:style-name="P1">x.T transpose</text:p>
      <text:p text:style-name="P1">x.info 정보 보기</text:p>
      <text:p text:style-name="P1">x.info() 정보 보기</text:p>
      <text:p text:style-name="P7">x.sort_index<text:span text:style-name="T56">(by = 선택열, axis = 0/1, ascending = True/False)</text:span> index<text:span text:style-name="T31">()</text:span> 정렬</text:p>
      <text:p text:style-name="P95"><text:span text:style-name="T35">x.sort_values</text:span><text:span text:style-name="T44">(by = 선택열, axis = 0/1, ascending = True/False)</text:span><text:span text:style-name="T35"> value</text:span><text:span text:style-name="T38">()</text:span><text:span text:style-name="T35"> 정렬</text:span></text:p>
      <text:p text:style-name="P7">x[].isin() 포함</text:p>
      <text:p text:style-name="P91"><text:span text:style-name="T35">x</text:span><text:span text:style-name="T34">[~].isin() 안포함</text:span></text:p>
      <text:p text:style-name="P13">x.groupby() </text:p>
      <text:p text:style-name="P14">x[].cov(x[]) 공분산</text:p>
      <text:p text:style-name="P15">x[].corr(x[]) 상관계수</text:p>
      <text:p text:style-name="P1"/>
      <text:p text:style-name="P1">1.2.1<text:span text:style-name="T50"> </text:span>해당 행, 열 선택하기</text:p>
      <text:p text:style-name="P32">x.columns = [] 해당 column의 값을 보는 방법</text:p>
      <text:p text:style-name="P1">x.ix<text:span text:style-name="T31">[]</text:span></text:p>
      <text:p text:style-name="P1">x.loc<text:span text:style-name="T31">[]</text:span> index name</text:p>
      <text:p text:style-name="P1">x.iloc<text:span text:style-name="T31">[]</text:span> index number</text:p>
      <text:p text:style-name="P1"/>
      <text:p text:style-name="P5">1.2.2</text:p>
      <text:p text:style-name="P5">x.at<text:span text:style-name="T31">[,]</text:span> <text:span text:style-name="T54">= y : </text:span>추가, 수정</text:p>
      <text:p text:style-name="P96"><text:span text:style-name="T37">x.drop</text:span><text:span text:style-name="T38">[, axis = 0]</text:span><text:span text:style-name="T37"> 행삭제</text:span><text:span text:style-name="T43"> // </text:span><text:span text:style-name="T37">x.drop</text:span><text:span text:style-name="T38">[, axis = 1]</text:span><text:span text:style-name="T37"> 열삭제</text:span><text:span text:style-name="T43"> </text:span></text:p>
      <text:p text:style-name="P5">x.set_value<text:span text:style-name="T31">[]</text:span> 추가</text:p>
      <text:p text:style-name="P5">x.iat<text:span text:style-name="T31">[]</text:span> 수정</text:p>
      <text:p text:style-name="P8">x.rename(index) index 수정</text:p>
      <text:p text:style-name="P8">x.rename(columns) column 수정</text:p>
      <text:p text:style-name="P8">x.dropna() NaN 삭제 </text:p>
      <text:p text:style-name="P8"><text:span text:style-name="T57">x</text:span>.dropna(how='all',axis=0)<text:span text:style-name="T57"> : row가 전부 null인 row만 지우기 </text:span></text:p>
      <text:p text:style-name="P8"><text:span text:style-name="T57">x</text:span>.dropna(how='all',axis=1)<text:span text:style-name="T57"> : column이 전부 null인 column만 지우기 </text:span></text:p>
      <text:p text:style-name="P8">x.fillna(y) <text:span text:style-name="T57">: </text:span>NaN → y<text:span text:style-name="T57"> , 미리보기</text:span></text:p>
      <text:p text:style-name="P9"><text:span text:style-name="T57">x</text:span>.fillna(0, inplace = True)<text:span text:style-name="T57"> : 바로 값을 넣기</text:span></text:p>
      <text:p text:style-name="P34">x.fillna(method = y) y = ffill, pad : 앞의 값으로 채우기 // </text:p>
      <text:p text:style-name="P34">y = bfill, backfill : 뒤의 값으로 채우기</text:p>
      <text:p text:style-name="P8">x.apply(function) <text:span text:style-name="T58">: 행과 열값을 인수값으로 받아서 반복하며 함수를 적용한다.</text:span></text:p>
      <text:p text:style-name="P8"/>
      <text:p text:style-name="P11">1.2.3</text:p>
      <text:p text:style-name="P11"><text:span text:style-name="T3">x.join(y) join</text:span></text:p>
      <text:p text:style-name="P11"><text:span text:style-name="T3"/></text:p>
      <text:p text:style-name="P6">1.3 </text:p>
      <text:p text:style-name="P6"><text:soft-page-break/>pd</text:p>
      <text:p text:style-name="P94"><text:span text:style-name="T36">p</text:span><text:span text:style-name="T37">d</text:span><text:span text:style-name="T36">.isnull(x) NaN 은 True</text:span></text:p>
      <text:p text:style-name="P94"><text:span text:style-name="T37">pd</text:span><text:span text:style-name="T36">.notnull(x) NaN 은 False</text:span></text:p>
      <text:p text:style-name="P92"><text:span text:style-name="T36">p</text:span><text:span text:style-name="T34">d.concat([]) DataFrame 붙이기</text:span></text:p>
      <text:p text:style-name="P93"><text:span text:style-name="T34">pd.read_csv</text:span><text:span text:style-name="T38">()</text:span><text:span text:style-name="T34"> csv file 불러오기</text:span></text:p>
      <text:p text:style-name="P93"><text:span text:style-name="T39">pd.set_option() 설정</text:span><text:span text:style-name="T34"> </text:span></text:p>
      <text:p text:style-name="P12">pd.m<text:span text:style-name="T60">e</text:span>rge(<text:span text:style-name="T59">x,y,on = 기준열</text:span>) <text:span text:style-name="T59">: </text:span>join<text:span text:style-name="T60"> // pd.merge(x,y,left_on = ,right_on = ) // </text:span></text:p>
      <text:p text:style-name="P35">pd.merge(x,y,on = , how = ) left : left outer join, right: right outer join</text:p>
      <text:p text:style-name="P35">outer : full outer join</text:p>
      <text:p text:style-name="P35"/>
      <text:p text:style-name="P6"/>
      <text:p text:style-name="P18">1.4</text:p>
      <text:p text:style-name="P18">pd</text:p>
      <text:p text:style-name="P18">pd.datetime.now() 현재 시각</text:p>
      <text:p text:style-name="P18">pd.to_datetime() 문자 → 날짜형 </text:p>
      <text:p text:style-name="P19">pd.date_range() 날짜 생성 </text:p>
      <text:p text:style-name="P17"><text:span text:style-name="T3">pd.get_dummies() 더미데이터 생성</text:span></text:p>
      <text:p text:style-name="P17"><text:span text:style-name="T3"/></text:p>
      <text:p text:style-name="P2">numpy </text:p>
      <text:p text:style-name="P2">2.1</text:p>
      <text:p text:style-name="P2">x = np</text:p>
      <text:p text:style-name="P6">np.nan NaN</text:p>
      <text:p text:style-name="P2">x.arange()<text:span text:style-name="T51">, arange(숫자갯수) ,arange(처음숫자, 종료숫자, 간격) : ndarray </text:span>생성</text:p>
      <text:p text:style-name="P94"><text:span text:style-name="T40">x.arange().reshape(</text:span><text:span text:style-name="T42">행,열</text:span><text:span text:style-name="T40">) </text:span><text:span text:style-name="T42">: </text:span><text:span text:style-name="T40">행*열 n</text:span><text:span text:style-name="T41">darray </text:span><text:span text:style-name="T40">생성</text:span></text:p>
      <text:p text:style-name="P10">x.isnan(y) NaN 판정 </text:p>
      <text:p text:style-name="P19">x.zeros() 0 ndarray 생성</text:p>
      <text:p text:style-name="P19">x.ones() 1 ndarray 생성</text:p>
      <text:p text:style-name="P19">x.full() ndarray 생성</text:p>
      <text:p text:style-name="P19">x.eye() 대각 ndarray 생성</text:p>
      <text:p text:style-name="P21">x.add() 더하기</text:p>
      <text:p text:style-name="P21">x.subtract() 빼기</text:p>
      <text:p text:style-name="P21">x.multiply() 곱하기</text:p>
      <text:p text:style-name="P21">x.divide() 나누기</text:p>
      <text:p text:style-name="P21">x.dot() 행렬곱</text:p>
      <text:p text:style-name="P21">x.sum() 원소 합</text:p>
      <text:p text:style-name="P21">x.mean() 원소 평균</text:p>
      <text:p text:style-name="P21">x.var() 원소 분산</text:p>
      <text:p text:style-name="P21">x.std() 원소 편차</text:p>
      <text:p text:style-name="P21">x.max() 최대원소</text:p>
      <text:p text:style-name="P21">x.min() 최소원소 </text:p>
      <text:p text:style-name="P22">x.argmax() 최대원소번호</text:p>
      <text:p text:style-name="P22">x.argmin() 최소원소번호</text:p>
      <text:p text:style-name="P22">x.cumsum() 누적합</text:p>
      <text:p text:style-name="P22">x.cumprod() 누적곱</text:p>
      <text:p text:style-name="P23">x.prod() 누적곱 </text:p>
      <text:p text:style-name="P24">x.concatenate() 행렬 병합</text:p>
      <text:p text:style-name="P24">x.vstack() 행렬병합</text:p>
      <text:p text:style-name="P24">x.ndim 차원의 수</text:p>
      <text:p text:style-name="P24">x.itemsize 원소 바이트 값</text:p>
      <text:p text:style-name="P24">x.nbytes 총원소 바이트 값</text:p>
      <text:p text:style-name="P24">x.maximum() 둘중 큰수</text:p>
      <text:p text:style-name="P24">x.minimum() 둘중 작은수</text:p>
      <text:p text:style-name="P24"><text:soft-page-break/>x.union1d() 합집합</text:p>
      <text:p text:style-name="P24">x.interesect1d() 교집합</text:p>
      <text:p text:style-name="P24">x.setdiff1d() 차집합</text:p>
      <text:p text:style-name="P24">x.argsort() 정렬한 index </text:p>
      <text:p text:style-name="P25">x.cov() 공분산</text:p>
      <text:p text:style-name="P16">x.corrcoef() 상관계수</text:p>
      <text:p text:style-name="P26">x.atleast_2d() </text:p>
      <text:p text:style-name="P24"/>
      <text:p text:style-name="P2"/>
      <text:p text:style-name="P19">2.2</text:p>
      <text:p text:style-name="P19">x = ndarray</text:p>
      <text:p text:style-name="P24">x.dtype data type 보기</text:p>
      <text:p text:style-name="P24">x.shape 형태 보기 </text:p>
      <text:p text:style-name="P24">x.reshape() 형태 재구성</text:p>
      <text:p text:style-name="P24">x.flatten() 1차원 ndarray 로 </text:p>
      <text:p text:style-name="P24">x.ravel() 1차원 ndarray 로 </text:p>
      <text:p text:style-name="P24">x.repeat() 원소 반복</text:p>
      <text:p text:style-name="P24"/>
      <text:p text:style-name="P27">matplotlib</text:p>
      <text:p text:style-name="P27">3.1</text:p>
      <text:p text:style-name="P27">x = matplotlib.pylab</text:p>
      <text:p text:style-name="P28">x.pie(x, labels, <text:span text:style-name="T47">explode, colors</text:span>) 원형그래프</text:p>
      <text:p text:style-name="P29">x.bar(x,y,color) 막대그래프</text:p>
      <text:p text:style-name="P29">x.title<text:span text:style-name="T48">()</text:span> 제목</text:p>
      <text:p text:style-name="P29">x.xlabel<text:span text:style-name="T48">()</text:span> x축 설명</text:p>
      <text:p text:style-name="P29"><text:span text:style-name="T48">x</text:span>.ylabel<text:span text:style-name="T48">()</text:span> y축 설명</text:p>
      <text:p text:style-name="P30">x.grid() 격자선</text:p>
      <text:p text:style-name="P30">x.barh(x,y,color) 세로 막대그래프</text:p>
      <text:p text:style-name="P30">x.plot() 선 그래프</text:p>
      <text:p text:style-name="P30">x.figure(figsize = ()) 크기조정</text:p>
      <text:p text:style-name="P31">x.hist(x, bins, facecolor,alpha) 히스토그램</text:p>
      <text:p text:style-name="P20"><text:span text:style-name="T3">x.boxplot() 박스 그래프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09:38:15.980000000</meta:creation-date>
    <dc:date>2019-11-06T19:43:33.201000000</dc:date>
    <meta:editing-duration>PT9H24M12S</meta:editing-duration>
    <meta:editing-cycles>96</meta:editing-cycles>
    <meta:generator>LibreOffice/6.3.2.2$Windows_X86_64 LibreOffice_project/98b30e735bda24bc04ab42594c85f7fd8be07b9c</meta:generator>
    <meta:document-statistic meta:table-count="0" meta:image-count="0" meta:object-count="0" meta:page-count="13" meta:paragraph-count="570" meta:word-count="5149" meta:character-count="14489" meta:non-whitespace-character-count="12146"/>
  </office:meta>
</office:document-meta>
</file>